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color="#729fcf" fo:font-weight="bold"/>
    </style:style>
    <style:style style:name="P2" style:family="paragraph" style:parent-style-name="Preformatted_20_Text">
      <style:text-properties fo:color="#c4a000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color="#8ae234" fo:font-weight="bold"/>
    </style:style>
    <style:style style:name="T2" style:family="text">
      <style:text-properties fo:color="#729fcf" fo:font-weight="bold"/>
    </style:style>
    <style:style style:name="T3" style:family="text">
      <style:text-properties fo:color="#cc0000"/>
    </style:style>
    <style:style style:name="T4" style:family="text">
      <style:text-properties fo:color="#4e9a06"/>
    </style:style>
    <style:style style:name="T5" style:family="text">
      <style:text-properties fo:color="#c4a000"/>
    </style:style>
    <style:style style:name="T6" style:family="text">
      <style:text-properties fo:color="#34e2e2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(base) <text:span text:style-name="T1">recruit@recruit-ThinkCentre-M73</text:span>:~/workspace/Git <text:span text:style-name="T2">Basic Exercises/git-basic-exercises</text:span>$ git branch</text:p>
      <text:p text:style-name="Preformatted_20_Text">* <text:span text:style-name="T4">master</text:span></text:p>
      <text:p text:style-name="Preformatted_20_Text">(base) <text:span text:style-name="T1">recruit@recruit-ThinkCentre-M73</text:span>:~/workspace/Git <text:span text:style-name="T2">Basic Exercises/git-basic-exercises</text:span>$ git branch milkshake-flavours</text:p>
      <text:p text:style-name="Preformatted_20_Text">(base) <text:span text:style-name="T1">recruit@recruit-ThinkCentre-M73</text:span>:~/workspace/Git <text:span text:style-name="T2">Basic Exercises/git-basic-exercises</text:span>$ git branch</text:p>
      <text:p text:style-name="Preformatted_20_Text">* <text:span text:style-name="T4">master</text:span></text:p>
      <text:p text:style-name="Preformatted_20_Text"><text:s text:c="2"/>milkshake-flavours</text:p>
      <text:p text:style-name="Preformatted_20_Text">(base) <text:span text:style-name="T1">recruit@recruit-ThinkCentre-M73</text:span>:~/workspace/Git <text:span text:style-name="T2">Basic Exercises/git-basic-exercises</text:span>$ git branch *</text:p>
      <text:p text:style-name="Preformatted_20_Text">(base) <text:span text:style-name="T1">recruit@recruit-ThinkCentre-M73</text:span>:~/workspace/Git <text:span text:style-name="T2">Basic Exercises/git-basic-exercises</text:span>$ git branch</text:p>
      <text:p text:style-name="Preformatted_20_Text"><text:s text:c="2"/>README.md</text:p>
      <text:p text:style-name="Preformatted_20_Text">* <text:span text:style-name="T4">master</text:span></text:p>
      <text:p text:style-name="Preformatted_20_Text"><text:s text:c="2"/>milkshake-flavours</text:p>
      <text:p text:style-name="Preformatted_20_Text">(base) <text:span text:style-name="T1">recruit@recruit-ThinkCentre-M73</text:span>:~/workspace/Git <text:span text:style-name="T2">Basic Exercises/git-basic-exercises</text:span>$ git branch milkshake-flavours</text:p>
      <text:p text:style-name="Preformatted_20_Text">fatal: A branch named &amp;apos;milkshake-flavours&amp;apos; already exists.</text:p>
      <text:p text:style-name="Preformatted_20_Text">(base) <text:span text:style-name="T1">recruit@recruit-ThinkCentre-M73</text:span>:~/workspace/Git <text:span text:style-name="T2">Basic Exercises/git-basic-exercises</text:span>$ git branch * milkshake-flavours</text:p>
      <text:p text:style-name="Preformatted_20_Text">fatal: A branch named &amp;apos;README.md&amp;apos; already exists.</text:p>
      <text:p text:style-name="Preformatted_20_Text">(base) <text:span text:style-name="T1">recruit@recruit-ThinkCentre-M73</text:span>:~/workspace/Git <text:span text:style-name="T2">Basic Exercises/git-basic-exercises</text:span>$ git checkout milkshake-flavours</text:p>
      <text:p text:style-name="Preformatted_20_Text">Switched to branch &amp;apos;milkshake-flavours&amp;apos;</text:p>
      <text:p text:style-name="Preformatted_20_Text">(base) <text:span text:style-name="T1">recruit@recruit-ThinkCentre-M73</text:span>:~/workspace/Git <text:span text:style-name="T2">Basic Exercises/git-basic-exercises</text:span>$ git branch</text:p>
      <text:p text:style-name="Preformatted_20_Text"><text:s text:c="2"/>README.md</text:p>
      <text:p text:style-name="Preformatted_20_Text"><text:s text:c="2"/>master</text:p>
      <text:p text:style-name="Preformatted_20_Text">* <text:span text:style-name="T4">milkshake-flavours</text:span></text:p>
      <text:p text:style-name="Preformatted_20_Text">(base) <text:span text:style-name="T1">recruit@recruit-ThinkCentre-M73</text:span>:~/workspace/Git <text:span text:style-name="T2">Basic Exercises/git-basic-exercises</text:span><text:span text:style-name="T1">$ nano milkshakes.md</text:span>(base) <text:span text:style-name="T1">recruit@recruit-ThinkCentre-M73</text:span>:~/workspace/Git <text:span text:style-name="T2">Basic Exercises/git-basic-exercises</text:span>$ cat milkshakes.md</text:p>
      <text:p text:style-name="Preformatted_20_Text">Chocolate</text:p>
      <text:p text:style-name="Preformatted_20_Text">Vanilla</text:p>
      <text:p text:style-name="Preformatted_20_Text">Creamy</text:p>
      <text:p text:style-name="Preformatted_20_Text">(base) <text:span text:style-name="T1">recruit@recruit-ThinkCentre-M73</text:span>:~/workspace/Git <text:span text:style-name="T2">Basic Exercises/git-basic-exercises</text:span>$ git status</text:p>
      <text:p text:style-name="Preformatted_20_Text">On branch milkshake-flavours</text:p>
      <text:p text:style-name="Preformatted_20_Text">Untracked files:</text:p>
      <text:p text:style-name="Preformatted_20_Text"><text:s text:c="2"/>(use "git add &lt;file&gt;..." to include in what will be committed)</text:p>
      <text:p text:style-name="Preformatted_20_Text"/>
      <text:p text:style-name="Preformatted_20_Text"><text:s text:c="8"/><text:span text:style-name="T3">milkshakes.md</text:span></text:p>
      <text:p text:style-name="Preformatted_20_Text"/>
      <text:p text:style-name="Preformatted_20_Text">nothing added to commit but untracked files present (use "git add" to track)</text:p>
      <text:p text:style-name="Preformatted_20_Text">(base) <text:span text:style-name="T1">recruit@recruit-ThinkCentre-M73</text:span>:~/workspace/Git <text:span text:style-name="T2">Basic Exercises/git-basic-exercises</text:span>$ git add milkshakes.md</text:p>
      <text:p text:style-name="Preformatted_20_Text">(base) <text:span text:style-name="T1">recruit@recruit-ThinkCentre-M73</text:span>:~/workspace/Git <text:span text:style-name="T2">Basic Exercises/git-basic-exercises</text:span>$ git commit milkshakes.md</text:p>
      <text:p text:style-name="Preformatted_20_Text">[milkshake-flavours f0551b0] added initial flavours</text:p>
      <text:p text:style-name="Preformatted_20_Text"><text:s/>1 file changed, 3 insertions(+)</text:p>
      <text:p text:style-name="Preformatted_20_Text"><text:s/>create mode 100644 milkshakes.md</text:p>
      <text:p text:style-name="Preformatted_20_Text">(base) <text:span text:style-name="T1">recruit@recruit-ThinkCentre-M73</text:span>:~/workspace/Git <text:span text:style-name="T2">Basic Exercises/git-basic-exercises</text:span>$ git log</text:p>
      <text:p text:style-name="Preformatted_20_Text"><text:span text:style-name="T5">commit f0551b06ba79cdc41b43b97244ccacc8037304fe (</text:span><text:span text:style-name="T6">HEAD -&gt; </text:span><text:span text:style-name="T1">milkshake-flavours</text:span><text:span text:style-name="T5">)</text:span></text:p>
      <text:p text:style-name="Preformatted_20_Text">Author: Khwathisi &lt;godfrey.khwathisi@umuzi.org&gt;</text:p>
      <text:p text:style-name="Preformatted_20_Text">Date: <text:s text:c="2"/>Mon Jan 20 10:52:04 2020 +0200</text:p>
      <text:p text:style-name="Preformatted_20_Text"/>
      <text:p text:style-name="Preformatted_20_Text"><text:s text:c="4"/>added initial flavours</text:p>
      <text:p text:style-name="Preformatted_20_Text"/>
      <text:p text:style-name="Preformatted_20_Text"><text:span text:style-name="T5">commit 905a709399c03c204ce979a6711e1e045bf9af86 (</text:span><text:span text:style-name="T1">master</text:span><text:span text:style-name="T5">, </text:span><text:span text:style-name="T1">README.md</text:span><text:span text:style-name="T5">)</text:span></text:p>
      <text:p text:style-name="Preformatted_20_Text">Author: Khwathisi &lt;godfrey.khwathisi@umuzi.org&gt;</text:p>
      <text:p text:style-name="Preformatted_20_Text">Date: <text:s text:c="2"/>Mon Jan 20 10:30:46 2020 +0200</text:p>
      <text:p text:style-name="Preformatted_20_Text"/>
      <text:p text:style-name="Preformatted_20_Text"><text:soft-page-break/><text:s text:c="4"/>Thid commit</text:p>
      <text:p text:style-name="Preformatted_20_Text"/>
      <text:p text:style-name="P2">commit 55fb74ca30471255c52c3ca57dc38a0bae7742c1</text:p>
      <text:p text:style-name="Preformatted_20_Text">Author: Khwathisi &lt;godfrey.khwathisi@umuzi.org&gt;</text:p>
      <text:p text:style-name="Preformatted_20_Text">Date: <text:s text:c="2"/>Mon Jan 20 10:17:30 2020 +0200</text:p>
      <text:p text:style-name="Preformatted_20_Text"/>
      <text:p text:style-name="Preformatted_20_Text"><text:s text:c="4"/>initial commit</text:p>
      <text:p text:style-name="Preformatted_20_Text">(base) <text:span text:style-name="T1">recruit@recruit-ThinkCentre-M73</text:span>:~/workspace/Git <text:span text:style-name="T2">Basic Exercises/git-basic-exercises</text:span>$ git checkout master</text:p>
      <text:p text:style-name="Preformatted_20_Text">Switched to branch &amp;apos;master&amp;apos;</text:p>
      <text:p text:style-name="Preformatted_20_Text">(base) <text:span text:style-name="T1">recruit@recruit-ThinkCentre-M73</text:span>:~/workspace/Git <text:span text:style-name="T2">Basic Exercises/git-basic-exercises</text:span>$ git status</text:p>
      <text:p text:style-name="Preformatted_20_Text">On branch master</text:p>
      <text:p text:style-name="Preformatted_20_Text">nothing to commit, working tree clean</text:p>
      <text:p text:style-name="Preformatted_20_Text">(base) <text:span text:style-name="T1">recruit@recruit-ThinkCentre-M73</text:span>:~/workspace/Git <text:span text:style-name="T2">Basic Exercises/git-basic-exercises</text:span>$ <text:s/>git branch history</text:p>
      <text:p text:style-name="Preformatted_20_Text">(base) <text:span text:style-name="T1">recruit@recruit-ThinkCentre-M73</text:span>:~/workspace/Git <text:span text:style-name="T2">Basic Exercises/git-basic-exercises</text:span>$ git checkout history</text:p>
      <text:p text:style-name="Preformatted_20_Text">Switched to branch &amp;apos;history&amp;apos;</text:p>
      <text:p text:style-name="Preformatted_20_Text">(base) <text:span text:style-name="T1">recruit@recruit-ThinkCentre-M73</text:span>:~/workspace/Git <text:span text:style-name="T2">Basic Exercises/git-basic-exercises</text:span>$ git log</text:p>
      <text:p text:style-name="Preformatted_20_Text"><text:span text:style-name="T5">commit 905a709399c03c204ce979a6711e1e045bf9af86 (</text:span><text:span text:style-name="T6">HEAD -&gt; </text:span><text:span text:style-name="T1">history</text:span><text:span text:style-name="T5">, </text:span><text:span text:style-name="T1">master</text:span><text:span text:style-name="T5">, </text:span><text:span text:style-name="T1">README.md</text:span><text:span text:style-name="T5">)</text:span></text:p>
      <text:p text:style-name="Preformatted_20_Text">Author: Khwathisi &lt;godfrey.khwathisi@umuzi.org&gt;</text:p>
      <text:p text:style-name="Preformatted_20_Text">Date: <text:s text:c="2"/>Mon Jan 20 10:30:46 2020 +0200</text:p>
      <text:p text:style-name="Preformatted_20_Text"/>
      <text:p text:style-name="Preformatted_20_Text"><text:s text:c="4"/>Thid commit</text:p>
      <text:p text:style-name="Preformatted_20_Text"/>
      <text:p text:style-name="P2">commit 55fb74ca30471255c52c3ca57dc38a0bae7742c1</text:p>
      <text:p text:style-name="Preformatted_20_Text">Author: Khwathisi &lt;godfrey.khwathisi@umuzi.org&gt;</text:p>
      <text:p text:style-name="Preformatted_20_Text">Date: <text:s text:c="2"/>Mon Jan 20 10:17:30 2020 +0200</text:p>
      <text:p text:style-name="Preformatted_20_Text"/>
      <text:p text:style-name="Preformatted_20_Text"><text:s text:c="4"/>initial commit</text:p>
      <text:p text:style-name="Preformatted_20_Text">(base) <text:span text:style-name="T1">recruit@recruit-ThinkCentre-M73</text:span>:~/workspace/Git <text:span text:style-name="T2">Basic Exercises/git-basic-exercises</text:span>$ history</text:p>
      <text:p text:style-name="Preformatted_20_Text"><text:s text:c="4"/>1 <text:s/>cd Downloads ls</text:p>
      <text:p text:style-name="Preformatted_20_Text"><text:s text:c="4"/>2 <text:s/>cd Downloads</text:p>
      <text:p text:style-name="Preformatted_20_Text"><text:s text:c="4"/>3 <text:s/>ls</text:p>
      <text:p text:style-name="Preformatted_20_Text"><text:s text:c="4"/>4 <text:s/>bash Anaconda3-2019.10-Linux-x86_64.sh </text:p>
      <text:p text:style-name="Preformatted_20_Text"><text:s text:c="4"/>5 <text:s/>conda list</text:p>
      <text:p text:style-name="Preformatted_20_Text"><text:s text:c="4"/>6 <text:s/>reboot</text:p>
      <text:p text:style-name="Preformatted_20_Text"><text:s text:c="4"/>7 <text:s/>cd Downloads</text:p>
      <text:p text:style-name="Preformatted_20_Text"><text:s text:c="4"/>8 <text:s/>ls</text:p>
      <text:p text:style-name="Preformatted_20_Text"><text:s text:c="4"/>9 <text:s/>bash Anaconds</text:p>
      <text:p text:style-name="Preformatted_20_Text"><text:s text:c="3"/>10 <text:s/>bash Anaconda</text:p>
      <text:p text:style-name="Preformatted_20_Text"><text:s text:c="3"/>11 <text:s/>cd Downloads</text:p>
      <text:p text:style-name="Preformatted_20_Text"><text:s text:c="3"/>12 <text:s/>ls</text:p>
      <text:p text:style-name="Preformatted_20_Text"><text:s text:c="3"/>13 <text:s/>bash Anaconda</text:p>
      <text:p text:style-name="Preformatted_20_Text"><text:s text:c="3"/>14 <text:s/>reboot</text:p>
      <text:p text:style-name="Preformatted_20_Text"><text:s text:c="3"/>15 <text:s/>cd `</text:p>
      <text:p text:style-name="Preformatted_20_Text"><text:s text:c="3"/>16 <text:s/>cd ~</text:p>
      <text:p text:style-name="Preformatted_20_Text"><text:s text:c="3"/>17 <text:s/>conda</text:p>
      <text:p text:style-name="Preformatted_20_Text"><text:s text:c="3"/>18 <text:s/>jupiter notebook</text:p>
      <text:p text:style-name="Preformatted_20_Text"><text:s text:c="3"/>19 <text:s/>jupyter notebook</text:p>
      <text:p text:style-name="Preformatted_20_Text"><text:s text:c="3"/>20 <text:s/>cd ~</text:p>
      <text:p text:style-name="Preformatted_20_Text"><text:s text:c="3"/>21 <text:s/>conda</text:p>
      <text:p text:style-name="Preformatted_20_Text"><text:s text:c="3"/>22 <text:s/>jupyter notebook</text:p>
      <text:p text:style-name="Preformatted_20_Text"><text:s text:c="3"/>23 <text:s/>cd ~</text:p>
      <text:p text:style-name="Preformatted_20_Text"><text:s text:c="3"/>24 <text:s/>jupyter nootebook</text:p>
      <text:p text:style-name="Preformatted_20_Text"><text:s text:c="3"/>25 <text:s/>cd ~</text:p>
      <text:p text:style-name="Preformatted_20_Text"><text:s text:c="3"/>26 <text:s/>export PATH=~/anaconda3/bin:$PATH</text:p>
      <text:p text:style-name="Preformatted_20_Text"><text:s text:c="3"/>27 <text:s/>jupyter notebook</text:p>
      <text:p text:style-name="Preformatted_20_Text"><text:s text:c="3"/>28 <text:s/>cd ~</text:p>
      <text:p text:style-name="Preformatted_20_Text"><text:s text:c="3"/>29 <text:s/>conda</text:p>
      <text:p text:style-name="Preformatted_20_Text"><text:soft-page-break/><text:s text:c="3"/>30 <text:s/>jupyter notebook</text:p>
      <text:p text:style-name="Preformatted_20_Text"><text:s text:c="3"/>31 <text:s/>reboot</text:p>
      <text:p text:style-name="Preformatted_20_Text"><text:s text:c="3"/>32 <text:s/>cd ~</text:p>
      <text:p text:style-name="Preformatted_20_Text"><text:s text:c="3"/>33 <text:s/>export PATH=~/anaconda3/bin:$PATH</text:p>
      <text:p text:style-name="Preformatted_20_Text"><text:s text:c="3"/>34 <text:s/>jupyter</text:p>
      <text:p text:style-name="Preformatted_20_Text"><text:s text:c="3"/>35 <text:s/>jupyter notebook</text:p>
      <text:p text:style-name="Preformatted_20_Text"><text:s text:c="3"/>36 <text:s/>cd ~</text:p>
      <text:p text:style-name="Preformatted_20_Text"><text:s text:c="3"/>37 <text:s/>export PATH=~/anaconda3/bin:$PATH</text:p>
      <text:p text:style-name="Preformatted_20_Text"><text:s text:c="3"/>38 <text:s/>jupyter</text:p>
      <text:p text:style-name="Preformatted_20_Text"><text:s text:c="3"/>39 <text:s/>jupyter notebook</text:p>
      <text:p text:style-name="Preformatted_20_Text"><text:s text:c="3"/>40 <text:s/>cd ~</text:p>
      <text:p text:style-name="Preformatted_20_Text"><text:s text:c="3"/>41 <text:s/>export PATH=~/anaconda3/bin:$PATH</text:p>
      <text:p text:style-name="Preformatted_20_Text"><text:s text:c="3"/>42 <text:s/>jupyter notebook</text:p>
      <text:p text:style-name="Preformatted_20_Text"><text:s text:c="3"/>43 <text:s/>export PATH=~/anaconda3/bin:$PATH</text:p>
      <text:p text:style-name="Preformatted_20_Text"><text:s text:c="3"/>44 <text:s/>jupyter notebook</text:p>
      <text:p text:style-name="Preformatted_20_Text"><text:s text:c="3"/>45 <text:s/>cd ~</text:p>
      <text:p text:style-name="Preformatted_20_Text"><text:s text:c="3"/>46 <text:s/>jupyter notebook</text:p>
      <text:p text:style-name="Preformatted_20_Text"><text:s text:c="3"/>47 <text:s/>cd ~</text:p>
      <text:p text:style-name="Preformatted_20_Text"><text:s text:c="3"/>48 <text:s/>export PATH=~/anaconda3/bin:$PATH</text:p>
      <text:p text:style-name="Preformatted_20_Text"><text:s text:c="3"/>49 <text:s/>jupyter notebook</text:p>
      <text:p text:style-name="Preformatted_20_Text"><text:s text:c="3"/>50 <text:s/>cd ~</text:p>
      <text:p text:style-name="Preformatted_20_Text"><text:s text:c="3"/>51 <text:s/>export PATH=~/anaconda3/bin:$PATH</text:p>
      <text:p text:style-name="Preformatted_20_Text"><text:s text:c="3"/>52 <text:s/>jupyter</text:p>
      <text:p text:style-name="Preformatted_20_Text"><text:s text:c="3"/>53 <text:s/>jupyter notebook</text:p>
      <text:p text:style-name="Preformatted_20_Text"><text:s text:c="3"/>54 <text:s/>cd ~</text:p>
      <text:p text:style-name="Preformatted_20_Text"><text:s text:c="3"/>55 <text:s/>export PATH=~/anaconda3/bin:$PATH</text:p>
      <text:p text:style-name="Preformatted_20_Text"><text:s text:c="3"/>56 <text:s/>jupyter</text:p>
      <text:p text:style-name="Preformatted_20_Text"><text:s text:c="3"/>57 <text:s/>jupyter notebook</text:p>
      <text:p text:style-name="Preformatted_20_Text"><text:s text:c="3"/>58 <text:s/>cd ~</text:p>
      <text:p text:style-name="Preformatted_20_Text"><text:s text:c="3"/>59 <text:s/>export PATH=~/anaconda3/bin:$PAT</text:p>
      <text:p text:style-name="Preformatted_20_Text"><text:s text:c="3"/>60 <text:s/>jupyter notebook</text:p>
      <text:p text:style-name="Preformatted_20_Text"><text:s text:c="3"/>61 <text:s/>cd ~</text:p>
      <text:p text:style-name="Preformatted_20_Text"><text:s text:c="3"/>62 <text:s/>export PATH=~/anaconda3/bin:$PATH</text:p>
      <text:p text:style-name="Preformatted_20_Text"><text:s text:c="3"/>63 <text:s/>Jupyter notebook</text:p>
      <text:p text:style-name="Preformatted_20_Text"><text:s text:c="3"/>64 <text:s/>python3</text:p>
      <text:p text:style-name="Preformatted_20_Text"><text:s text:c="3"/>65 <text:s/>python3.7 </text:p>
      <text:p text:style-name="Preformatted_20_Text"><text:s text:c="3"/>66 <text:s/>python3</text:p>
      <text:p text:style-name="Preformatted_20_Text"><text:s text:c="3"/>67 <text:s/>source /home/recruit/anaconda3/bin/activate</text:p>
      <text:p text:style-name="Preformatted_20_Text"><text:s text:c="3"/>68 <text:s/>conda activate base</text:p>
      <text:p text:style-name="Preformatted_20_Text"><text:s text:c="3"/>69 <text:s/>/home/recruit/anaconda3/bin/python</text:p>
      <text:p text:style-name="Preformatted_20_Text"><text:s text:c="3"/>70 <text:s/>/home/recruit/anaconda3/bin/python /home/recruit/.vscode/extensions/ms-python.python-2019.11.50794/pythonFiles/ptvsd_launcher.py --default --nodebug --client --host localhost --port 46305 /home/recruit/Desktop/hellp.py </text:p>
      <text:p text:style-name="Preformatted_20_Text"><text:s text:c="3"/>71 <text:s/>source /home/recruit/anaconda3/bin/activate</text:p>
      <text:p text:style-name="Preformatted_20_Text"><text:s text:c="3"/>72 <text:s/>conda activate base</text:p>
      <text:p text:style-name="Preformatted_20_Text"><text:s text:c="3"/>73 <text:s/>cd /home/recruit/Desktop ; env PYTHONIOENCODING=UTF-8 PYTHONUNBUFFERED=1 /home/recruit/anaconda3/bin/python /home/recruit/.vscode/extensions/ms-python.python-2019.11.50794/pythonFiles/ptvsd_launcher.py --default --client --host localhost --port 43997 /home/recruit/Desktop/hellp.py </text:p>
      <text:p text:style-name="Preformatted_20_Text"><text:s text:c="3"/>74 <text:s/>cd /home/recruit/Desktop ; env PYTHONIOENCODING=UTF-8 PYTHONUNBUFFERED=1 /home/recruit/anaconda3/bin/python /home/recruit/.vscode/extensions/ms-python.python-2019.11.50794/pythonFiles/ptvsd_launcher.py --default --client --host localhost --port 34147 /home/recruit/Desktop/hellp.py </text:p>
      <text:p text:style-name="Preformatted_20_Text"><text:s text:c="3"/>75 <text:s/>cd /home/recruit/Desktop ; env PYTHONIOENCODING=UTF-8 PYTHONUNBUFFERED=1 /home/recruit/anaconda3/bin/python /home/recruit/.vscode/extensions/ms-python.python-2019.11.50794/pythonFiles/ptvsd_launcher.py --default --client --host localhost --port 38237 /home/recruit/Desktop/hellp.py </text:p>
      <text:p text:style-name="Preformatted_20_Text"><text:s text:c="3"/>76 <text:s/>cd /home/recruit/Desktop ; env PYTHONIOENCODING=UTF-8 PYTHONUNBUFFERED=1 /home/recruit/anaconda3/bin/python /home/recruit/.vscode/extensions/ms-python.python-2019.11.50794/pythonFiles/<text:soft-page-break/>ptvsd_launcher.py --default --client --host localhost --port 33299 /home/recruit/Desktop/hellp.py </text:p>
      <text:p text:style-name="Preformatted_20_Text"><text:s text:c="3"/>77 <text:s/>cd /home/recruit/Desktop ; env PYTHONIOENCODING=UTF-8 PYTHONUNBUFFERED=1 /home/recruit/anaconda3/bin/python /home/recruit/.vscode/extensions/ms-python.python-2019.11.50794/pythonFiles/ptvsd_launcher.py --default --client --host localhost --port 39661 /home/recruit/Desktop/hellp.py </text:p>
      <text:p text:style-name="Preformatted_20_Text"><text:s text:c="3"/>78 <text:s/>cd /home/recruit/Desktop ; env PYTHONIOENCODING=UTF-8 PYTHONUNBUFFERED=1 /home/recruit/anaconda3/bin/python /home/recruit/.vscode/extensions/ms-python.python-2019.11.50794/pythonFiles/ptvsd_launcher.py --default --client --host localhost --port 40181 /home/recruit/Desktop/hellp.py </text:p>
      <text:p text:style-name="Preformatted_20_Text"><text:s text:c="3"/>79 <text:s/>cd /home/recruit/Desktop ; env PYTHONIOENCODING=UTF-8 PYTHONUNBUFFERED=1 /home/recruit/anaconda3/bin/python /home/recruit/.vscode/extensions/ms-python.python-2019.11.50794/pythonFiles/ptvsd_launcher.py --default --client --host localhost --port 46463 /home/recruit/Desktop/hellp.py </text:p>
      <text:p text:style-name="Preformatted_20_Text"><text:s text:c="3"/>80 <text:s/>cd /home/recruit/Desktop ; env PYTHONIOENCODING=UTF-8 PYTHONUNBUFFERED=1 /home/recruit/anaconda3/bin/python /home/recruit/.vscode/extensions/ms-python.python-2019.11.50794/pythonFiles/ptvsd_launcher.py --default --client --host localhost --port 38835 /home/recruit/Desktop/hellp.py </text:p>
      <text:p text:style-name="Preformatted_20_Text"><text:s text:c="3"/>81 <text:s/>cd /home/recruit/Desktop ; env PYTHONIOENCODING=UTF-8 PYTHONUNBUFFERED=1 /home/recruit/anaconda3/bin/python /home/recruit/.vscode/extensions/ms-python.python-2019.11.50794/pythonFiles/ptvsd_launcher.py --default --client --host localhost --port 34897 /home/recruit/Desktop/hellp.py </text:p>
      <text:p text:style-name="Preformatted_20_Text"><text:s text:c="3"/>82 <text:s/>cd /home/recruit/Desktop ; env PYTHONIOENCODING=UTF-8 PYTHONUNBUFFERED=1 /home/recruit/anaconda3/bin/python /home/recruit/.vscode/extensions/ms-python.python-2019.11.50794/pythonFiles/ptvsd_launcher.py --default --client --host localhost --port 40843 /home/recruit/Desktop/hellp.py </text:p>
      <text:p text:style-name="Preformatted_20_Text"><text:s text:c="3"/>83 <text:s/>cd /home/recruit/Desktop ; env PYTHONIOENCODING=UTF-8 PYTHONUNBUFFERED=1 /home/recruit/anaconda3/bin/python /home/recruit/.vscode/extensions/ms-python.python-2019.11.50794/pythonFiles/ptvsd_launcher.py --default --client --host localhost --port 39425 /home/recruit/Desktop/hellp.py </text:p>
      <text:p text:style-name="Preformatted_20_Text"><text:s text:c="3"/>84 <text:s/>cd /home/recruit/Desktop ; env PYTHONIOENCODING=UTF-8 PYTHONUNBUFFERED=1 /home/recruit/anaconda3/bin/python /home/recruit/.vscode/extensions/ms-python.python-2019.11.50794/pythonFiles/ptvsd_launcher.py --default --client --host localhost --port 46883 /home/recruit/Desktop/hellp.py </text:p>
      <text:p text:style-name="Preformatted_20_Text"><text:s text:c="3"/>85 <text:s/>cd /home/recruit/Desktop ; env PYTHONIOENCODING=UTF-8 PYTHONUNBUFFERED=1 /home/recruit/anaconda3/bin/python /home/recruit/.vscode/extensions/ms-python.python-2019.11.50794/pythonFiles/ptvsd_launcher.py --default --client --host localhost --port 40269 /home/recruit/Desktop/hellp.py </text:p>
      <text:p text:style-name="Preformatted_20_Text"><text:s text:c="3"/>86 <text:s/>cd /home/recruit/Desktop ; env PYTHONIOENCODING=UTF-8 PYTHONUNBUFFERED=1 /home/recruit/anaconda3/bin/python /home/recruit/.vscode/extensions/ms-python.python-2019.11.50794/pythonFiles/ptvsd_launcher.py --default --client --host localhost --port 44697 /home/recruit/Desktop/hellp.py </text:p>
      <text:p text:style-name="Preformatted_20_Text"><text:s text:c="3"/>87 <text:s/>cd /home/recruit/Desktop ; env PYTHONIOENCODING=UTF-8 PYTHONUNBUFFERED=1 /home/recruit/anaconda3/bin/python /home/recruit/.vscode/extensions/ms-python.python-2019.11.50794/pythonFiles/ptvsd_launcher.py --default --client --host localhost --port 36007 /home/recruit/Desktop/hellp.py </text:p>
      <text:p text:style-name="Preformatted_20_Text"><text:s text:c="3"/>88 <text:s/>cd /home/recruit/Desktop ; env PYTHONIOENCODING=UTF-8 PYTHONUNBUFFERED=1 /home/recruit/anaconda3/bin/python /home/recruit/.vscode/extensions/ms-python.python-2019.11.50794/pythonFiles/ptvsd_launcher.py --default --client --host localhost --port 33943 /home/recruit/Desktop/hellp.py </text:p>
      <text:p text:style-name="Preformatted_20_Text"><text:s text:c="3"/>89 <text:s/>cd /home/recruit/Desktop ; env PYTHONIOENCODING=UTF-8 PYTHONUNBUFFERED=1 /home/recruit/anaconda3/bin/python <text:soft-page-break/>/home/recruit/.vscode/extensions/ms-python.python-2019.11.50794/pythonFiles/ptvsd_launcher.py --default --client --host localhost --port 40289 /home/recruit/Desktop/hellp.py </text:p>
      <text:p text:style-name="Preformatted_20_Text"><text:s text:c="3"/>90 <text:s/>cd /home/recruit/Desktop ; env PYTHONIOENCODING=UTF-8 PYTHONUNBUFFERED=1 /home/recruit/anaconda3/bin/python /home/recruit/.vscode/extensions/ms-python.python-2019.11.50794/pythonFiles/ptvsd_launcher.py --default --client --host localhost --port 37237 /home/recruit/Desktop/hellp.py </text:p>
      <text:p text:style-name="Preformatted_20_Text"><text:s text:c="3"/>91 <text:s/>cd /home/recruit/Desktop ; env PYTHONIOENCODING=UTF-8 PYTHONUNBUFFERED=1 /home/recruit/anaconda3/bin/python /home/recruit/.vscode/extensions/ms-python.python-2019.11.50794/pythonFiles/ptvsd_launcher.py --default --client --host localhost --port 45821 /home/recruit/Desktop/hellp.py </text:p>
      <text:p text:style-name="Preformatted_20_Text"><text:s text:c="3"/>92 <text:s/>/home/recruit/anaconda3/bin/python /home/recruit/.vscode/extensions/ms-python.python-2019.11.50794/pythonFiles/ptvsd_launcher.py --default --client --host localhost --port 34377 /home/recruit/Desktop/my1project/secondproject.py </text:p>
      <text:p text:style-name="Preformatted_20_Text"><text:s text:c="3"/>93 <text:s/>source /home/recruit/anaconda3/bin/activate</text:p>
      <text:p text:style-name="Preformatted_20_Text"><text:s text:c="3"/>94 <text:s/>conda activate base</text:p>
      <text:p text:style-name="Preformatted_20_Text"><text:s text:c="3"/>95 <text:s/>cd /home/recruit/Desktop/my1project ; env PYTHONIOENCODING=UTF-8 PYTHONUNBUFFERED=1 /home/recruit/anaconda3/bin/python /home/recruit/.vscode/extensions/ms-python.python-2019.11.50794/pythonFiles/ptvsd_launcher.py --default --client --host localhost --port 46381 /home/recruit/Desktop/my1project/secondproject.py </text:p>
      <text:p text:style-name="Preformatted_20_Text"><text:s text:c="3"/>96 <text:s/>cd /home/recruit/Desktop/my1project ; env PYTHONIOENCODING=UTF-8 PYTHONUNBUFFERED=1 /home/recruit/anaconda3/bin/python /home/recruit/.vscode/extensions/ms-python.python-2019.11.50794/pythonFiles/ptvsd_launcher.py --default --client --host localhost --port 43783 /home/recruit/Desktop/my1project/secondproject.py </text:p>
      <text:p text:style-name="Preformatted_20_Text"><text:s text:c="3"/>97 <text:s/>cd /home/recruit/Desktop/my1project ; env PYTHONIOENCODING=UTF-8 PYTHONUNBUFFERED=1 /home/recruit/anaconda3/bin/python /home/recruit/.vscode/extensions/ms-python.python-2019.11.50794/pythonFiles/ptvsd_launcher.py --default --client --host localhost --port 45779 /home/recruit/Desktop/my1project/secondproject.py </text:p>
      <text:p text:style-name="Preformatted_20_Text"><text:s text:c="3"/>98 <text:s/>cd /home/recruit/Desktop/my1project ; env PYTHONIOENCODING=UTF-8 PYTHONUNBUFFERED=1 /home/recruit/anaconda3/bin/python /home/recruit/.vscode/extensions/ms-python.python-2019.11.50794/pythonFiles/ptvsd_launcher.py --default --client --host localhost --port 34529 /home/recruit/Desktop/my1project/secondproject.py </text:p>
      <text:p text:style-name="Preformatted_20_Text"><text:s text:c="3"/>99 <text:s/>cd /home/recruit/Desktop/my1project ; env ELECTRON_RUN_AS_NODE=1 USER=recruit LANGUAGE=en_ZA:en TEXTDOMAIN=im-config XDG_SEAT=seat0 XDG_SESSION_TYPE=x11 SSH_AGENT_PID=1912 SHLVL=1 QT4_IM_MODULE=xim HOME=/home/recruit DESKTOP_SESSION=ubuntu GTK_MODULES=gail:atk-bridge GNOME_SHELL_SESSION_MODE=ubuntu DBUS_SESSION_BUS_ADDRESS=unix:path=/run/user/1000/bus IM_CONFIG_PHASE=2 LOGNAME=recruit GTK_IM_MODULE=ibus USERNAME=recruit XDG_SESSION_ID=2 WINDOWPATH=2 XDG_RUNTIME_DIR=/run/user/1000 DISPLAY=:0 LANG=en_ZA.UTF-8 XDG_CURRENT_DESKTOP=Unity XDG_SESSION_DESKTOP=ubuntu XMODIFIERS=@im=ibus XAUTHORITY=/run/user/1000/gdm/Xauthority SSH_AUTH_SOCK=/run/user/1000/keyring/ssh SHELL=/bin/bash QT_ACCESSIBILITY=1 GDMSESSION=ubuntu TEXTDOMAINDIR=/usr/share/locale/ GPG_AGENT_INFO=/run/user/1000/gnupg/S.gpg-agent:0:1 XDG_VTNR=2 QT_IM_MODULE=xim PWD=/home/recruit CLUTTER_IM_MODULE=xim XDG_DATA_DIRS=/usr/share/ubuntu:/usr/local/share:/usr/share:/var/lib/snapd/desktop XDG_CONFIG_DIRS=/etc/xdg/xdg-ubuntu:/etc/xdg GNOME_DESKTOP_SESSION_ID=this-is-deprecated XDG_MENU_PREFIX=gnome- SESSION_MANAGER=local/recruit-ThinkCentre-M73:@/tmp/.ICE-unix/1817,unix/recruit-ThinkCentre-M73:/tmp/.ICE-unix/1817 GIO_LAUNCHED_DESKTOP_FILE=/usr/share/applications/code.desktop GIO_LAUNCHED_DESKTOP_FILE_PID=2683 GJS_DEBUG_OUTPUT=stderr &amp;apos;GJS_DEBUG_TOPICS=JS ERROR;JS LOG&amp;apos; NO_AT_BRIDGE=1 CHROME_DESKTOP=code-url-handler.desktop &amp;apos;VSCODE_NLS_CONFIG={"locale":"en-gb","availableLanguages":{},"_languagePackSupport":true}&amp;apos; VSCODE_NODE_CACHED_DATA_DIR=/home/recruit/.config/Code/CachedData/8795a9889db74563ddd43eb0a897a2384129a619 VSCODE_LOGS=/home/recruit/.config/Code/<text:soft-page-break/>logs/20191126T083928 VSCODE_IPC_HOOK=/run/user/1000/vscode-9bdfb7b1-1.40.1-main.sock VSCODE_PID=2683 CONDA_DEFAULT_ENV=base CONDA_EXE=/home/recruit/anaconda3/bin/conda CONDA_PREFIX=/home/recruit/anaconda3 &amp;apos;CONDA_PROMPT_MODIFIER=(base) &amp;apos; CONDA_PYTHON_EXE=/home/recruit/anaconda3/bin/python CONDA_SHLVL=1 &amp;apos;LESSCLOSE=/usr/bin/lesspipe %s %s&amp;apos; &amp;apos;LESSOPEN=| /usr/bin/lesspipe %s&amp;apos; LS_COLORS= _=/usr/share/code/code _CE_CONDA= _CE_M= AMD_ENTRYPOINT=vs/workbench/services/extensions/node/extensionHostProcess PIPE_LOGGING=true VERBOSE_LOGGING=true VSCODE_IPC_HOOK_EXTHOST=/tmp/vscode-ipc-57a4c191-32a2-4e0a-bfb0-46ac141dbc64.sock VSCODE_HANDLES_UNCAUGHT_ERRORS=true VSCODE_LOG_STACK=false APPLICATION_INSIGHTS_NO_DIAGNOSTIC_CHANNEL=true PATH=/home/recruit/anaconda3/bin:/home/recruit/anaconda3/condabin:/usr/local/sbin:/usr/local/bin:/usr/sbin:/usr/bin:/sbin:/bin:/usr/games:/usr/local/games:/snap/bin PYTHONIOENCODING=UTF-8 PYTHONUNBUFFERED=1 /home/recruit/anaconda3/bin/python /home/recruit/.vscode/extensions/ms-python.python-2019.11.50794/pythonFiles/ptvsd_launcher.py --default --client --host localhost --port 44719 /home/recruit/Desktop/my1project/secondproject.py </text:p>
      <text:p text:style-name="Preformatted_20_Text"><text:s text:c="2"/>100 <text:s/>cd /home/recruit/Desktop ; env PYTHONIOENCODING=UTF-8 PYTHONUNBUFFERED=1 /home/recruit/anaconda3/bin/python /home/recruit/.vscode/extensions/ms-python.python-2019.11.50794/pythonFiles/ptvsd_launcher.py --default --client --host localhost --port 37523 /home/recruit/Desktop/secpro.py </text:p>
      <text:p text:style-name="Preformatted_20_Text"><text:s text:c="2"/>101 <text:s/>cd /home/recruit/Desktop ; env PYTHONIOENCODING=UTF-8 PYTHONUNBUFFERED=1 /home/recruit/anaconda3/bin/python /home/recruit/.vscode/extensions/ms-python.python-2019.11.50794/pythonFiles/ptvsd_launcher.py --default --client --host localhost --port 44319 /home/recruit/Desktop/secpro.py </text:p>
      <text:p text:style-name="Preformatted_20_Text"><text:s text:c="2"/>102 <text:s/>cd /home/recruit/Desktop ; env PYTHONIOENCODING=UTF-8 PYTHONUNBUFFERED=1 /home/recruit/anaconda3/bin/python /home/recruit/.vscode/extensions/ms-python.python-2019.11.50794/pythonFiles/ptvsd_launcher.py --default --client --host localhost --port 39941 /home/recruit/Desktop/secpro.py </text:p>
      <text:p text:style-name="Preformatted_20_Text"><text:s text:c="2"/>103 <text:s/>cd /home/recruit/Desktop ; env PYTHONIOENCODING=UTF-8 PYTHONUNBUFFERED=1 /home/recruit/anaconda3/bin/python /home/recruit/.vscode/extensions/ms-python.python-2019.11.50794/pythonFiles/ptvsd_launcher.py --default --client --host localhost --port 34361 /home/recruit/Desktop/secpro.py </text:p>
      <text:p text:style-name="Preformatted_20_Text"><text:s text:c="2"/>104 <text:s/>cd /home/recruit/Desktop ; env PYTHONIOENCODING=UTF-8 PYTHONUNBUFFERED=1 /home/recruit/anaconda3/bin/python /home/recruit/.vscode/extensions/ms-python.python-2019.11.50794/pythonFiles/ptvsd_launcher.py --default --client --host localhost --port 35017 /home/recruit/Desktop/secpro.py </text:p>
      <text:p text:style-name="Preformatted_20_Text"><text:s text:c="2"/>105 <text:s/>cd /home/recruit/Desktop ; env PYTHONIOENCODING=UTF-8 PYTHONUNBUFFERED=1 /home/recruit/anaconda3/bin/python /home/recruit/.vscode/extensions/ms-python.python-2019.11.50794/pythonFiles/ptvsd_launcher.py --default --client --host localhost --port 41587 /home/recruit/Desktop/secpro.py </text:p>
      <text:p text:style-name="Preformatted_20_Text"><text:s text:c="2"/>106 <text:s/>cd /home/recruit/Desktop ; env PYTHONIOENCODING=UTF-8 PYTHONUNBUFFERED=1 /home/recruit/anaconda3/bin/python /home/recruit/.vscode/extensions/ms-python.python-2019.11.50794/pythonFiles/ptvsd_launcher.py --default --client --host localhost --port 46309 /home/recruit/Desktop/secpro.py </text:p>
      <text:p text:style-name="Preformatted_20_Text"><text:s text:c="2"/>107 <text:s/>cd /home/recruit/Desktop ; env PYTHONIOENCODING=UTF-8 PYTHONUNBUFFERED=1 /home/recruit/anaconda3/bin/python /home/recruit/.vscode/extensions/ms-python.python-2019.11.50794/pythonFiles/ptvsd_launcher.py --default --client --host localhost --port 39747 /home/recruit/Desktop/secpro.py </text:p>
      <text:p text:style-name="Preformatted_20_Text"><text:s text:c="2"/>108 <text:s/>cd /home/recruit/Desktop ; env PYTHONIOENCODING=UTF-8 PYTHONUNBUFFERED=1 /home/recruit/anaconda3/bin/python /home/recruit/.vscode/extensions/ms-python.python-2019.11.50794/pythonFiles/ptvsd_launcher.py --default --client --host localhost --port 34475 /home/recruit/Desktop/secpro.py </text:p>
      <text:p text:style-name="Preformatted_20_Text"><text:s text:c="2"/>109 <text:s/>cd /home/recruit/Desktop ; env PYTHONIOENCODING=UTF-8 PYTHONUNBUFFERED=1 /home/recruit/anaconda3/bin/python <text:soft-page-break/>/home/recruit/.vscode/extensions/ms-python.python-2019.11.50794/pythonFiles/ptvsd_launcher.py --default --client --host localhost --port 38829 /home/recruit/Desktop/secpro.py </text:p>
      <text:p text:style-name="Preformatted_20_Text"><text:s text:c="2"/>110 <text:s/>cd /home/recruit/Desktop ; env PYTHONIOENCODING=UTF-8 PYTHONUNBUFFERED=1 /home/recruit/anaconda3/bin/python /home/recruit/.vscode/extensions/ms-python.python-2019.11.50794/pythonFiles/ptvsd_launcher.py --default --client --host localhost --port 40251 /home/recruit/Desktop/secpro.py </text:p>
      <text:p text:style-name="Preformatted_20_Text"><text:s text:c="2"/>111 <text:s/>cd /home/recruit/Desktop ; env PYTHONIOENCODING=UTF-8 PYTHONUNBUFFERED=1 /home/recruit/anaconda3/bin/python /home/recruit/.vscode/extensions/ms-python.python-2019.11.50794/pythonFiles/ptvsd_launcher.py --default --client --host localhost --port 44765 /home/recruit/Desktop/secpro.py </text:p>
      <text:p text:style-name="Preformatted_20_Text"><text:s text:c="2"/>112 <text:s/>cd /home/recruit/Desktop ; env PYTHONIOENCODING=UTF-8 PYTHONUNBUFFERED=1 /home/recruit/anaconda3/bin/python /home/recruit/.vscode/extensions/ms-python.python-2019.11.50794/pythonFiles/ptvsd_launcher.py --default --client --host localhost --port 33763 /home/recruit/Desktop/secpro.py </text:p>
      <text:p text:style-name="Preformatted_20_Text"><text:s text:c="2"/>113 <text:s/>cd /home/recruit/Desktop ; env PYTHONIOENCODING=UTF-8 PYTHONUNBUFFERED=1 /home/recruit/anaconda3/bin/python /home/recruit/.vscode/extensions/ms-python.python-2019.11.50794/pythonFiles/ptvsd_launcher.py --default --client --host localhost --port 34597 /home/recruit/Desktop/secpro.py </text:p>
      <text:p text:style-name="Preformatted_20_Text"><text:s text:c="2"/>114 <text:s/>cd /home/recruit/Desktop ; env PYTHONIOENCODING=UTF-8 PYTHONUNBUFFERED=1 /home/recruit/anaconda3/bin/python /home/recruit/.vscode/extensions/ms-python.python-2019.11.50794/pythonFiles/ptvsd_launcher.py --default --client --host localhost --port 32929 /home/recruit/Desktop/secpro.py </text:p>
      <text:p text:style-name="Preformatted_20_Text"><text:s text:c="2"/>115 <text:s/>cd /home/recruit/Desktop ; env PYTHONIOENCODING=UTF-8 PYTHONUNBUFFERED=1 /home/recruit/anaconda3/bin/python /home/recruit/.vscode/extensions/ms-python.python-2019.11.50794/pythonFiles/ptvsd_launcher.py --default --client --host localhost --port 46403 /home/recruit/Desktop/secpro.py </text:p>
      <text:p text:style-name="Preformatted_20_Text"><text:s text:c="2"/>116 <text:s/>source /home/recruit/anaconda3/bin/activate</text:p>
      <text:p text:style-name="Preformatted_20_Text"><text:s text:c="2"/>117 <text:s/>conda activate base</text:p>
      <text:p text:style-name="Preformatted_20_Text"><text:s text:c="2"/>118 <text:s/>/home/recruit/anaconda3/bin/python /home/recruit/Desktop/my1project/secondproject.py</text:p>
      <text:p text:style-name="Preformatted_20_Text"><text:s text:c="2"/>119 <text:s/>/home/recruit/anaconda3/bin/python /home/recruit/Desktop/secpro.py</text:p>
      <text:p text:style-name="Preformatted_20_Text"><text:s text:c="2"/>120 <text:s/>source /home/recruit/anaconda3/bin/activate</text:p>
      <text:p text:style-name="Preformatted_20_Text"><text:s text:c="2"/>121 <text:s/>/home/recruit/anaconda3/bin/python /home/recruit/.vscode/extensions/ms-python.python-2019.11.50794/pythonFiles/ptvsd_launcher.py --default --client --host localhost --port 44633 /home/recruit/Desktop/secpro.py </text:p>
      <text:p text:style-name="Preformatted_20_Text"><text:s text:c="2"/>122 <text:s/>conda activate base</text:p>
      <text:p text:style-name="Preformatted_20_Text"><text:s text:c="2"/>123 <text:s/>cd /home/recruit/Desktop ; env PYTHONIOENCODING=UTF-8 PYTHONUNBUFFERED=1 /home/recruit/anaconda3/bin/python /home/recruit/.vscode/extensions/ms-python.python-2019.11.50794/pythonFiles/ptvsd_launcher.py --default --client --host localhost --port 41263 /home/recruit/Desktop/secpro.py </text:p>
      <text:p text:style-name="Preformatted_20_Text"><text:s text:c="2"/>124 <text:s/>cd /home/recruit/Desktop ; env PYTHONIOENCODING=UTF-8 PYTHONUNBUFFERED=1 /home/recruit/anaconda3/bin/python /home/recruit/.vscode/extensions/ms-python.python-2019.11.50794/pythonFiles/ptvsd_launcher.py --default --client --host localhost --port 41807 /home/recruit/Desktop/secpro.py </text:p>
      <text:p text:style-name="Preformatted_20_Text"><text:s text:c="2"/>125 <text:s/>cd /home/recruit/Desktop ; env PYTHONIOENCODING=UTF-8 PYTHONUNBUFFERED=1 /home/recruit/anaconda3/bin/python /home/recruit/.vscode/extensions/ms-python.python-2019.11.50794/pythonFiles/ptvsd_launcher.py --default --client --host localhost --port 44473 /home/recruit/Desktop/secpro.py </text:p>
      <text:p text:style-name="Preformatted_20_Text"><text:s text:c="2"/>126 <text:s/>cd /home/recruit/Desktop ; env PYTHONIOENCODING=UTF-8 PYTHONUNBUFFERED=1 /home/recruit/anaconda3/bin/python /home/recruit/.vscode/extensions/ms-python.python-2019.11.50794/pythonFiles/ptvsd_launcher.py --default --client --host localhost --port 36445 /home/recruit/Desktop/secpro.py </text:p>
      <text:p text:style-name="Preformatted_20_Text"><text:soft-page-break/><text:s text:c="2"/>127 <text:s/>cd /home/recruit/Desktop ; env PYTHONIOENCODING=UTF-8 PYTHONUNBUFFERED=1 /home/recruit/anaconda3/bin/python /home/recruit/.vscode/extensions/ms-python.python-2019.11.50794/pythonFiles/ptvsd_launcher.py --default --client --host localhost --port 44975 /home/recruit/Desktop/secpro.py </text:p>
      <text:p text:style-name="Preformatted_20_Text"><text:s text:c="2"/>128 <text:s/>cd /home/recruit/Desktop ; env ELECTRON_RUN_AS_NODE=1 USER=recruit LANGUAGE=en_ZA:en TEXTDOMAIN=im-config XDG_SEAT=seat0 XDG_SESSION_TYPE=x11 SSH_AGENT_PID=1912 SHLVL=1 QT4_IM_MODULE=xim HOME=/home/recruit DESKTOP_SESSION=ubuntu GTK_MODULES=gail:atk-bridge GNOME_SHELL_SESSION_MODE=ubuntu DBUS_SESSION_BUS_ADDRESS=unix:path=/run/user/1000/bus IM_CONFIG_PHASE=2 LOGNAME=recruit GTK_IM_MODULE=ibus USERNAME=recruit XDG_SESSION_ID=2 WINDOWPATH=2 XDG_RUNTIME_DIR=/run/user/1000 DISPLAY=:0 LANG=en_ZA.UTF-8 XDG_CURRENT_DESKTOP=Unity XDG_SESSION_DESKTOP=ubuntu XMODIFIERS=@im=ibus XAUTHORITY=/run/user/1000/gdm/Xauthority SSH_AUTH_SOCK=/run/user/1000/keyring/ssh SHELL=/bin/bash QT_ACCESSIBILITY=1 GDMSESSION=ubuntu TEXTDOMAINDIR=/usr/share/locale/ GPG_AGENT_INFO=/run/user/1000/gnupg/S.gpg-agent:0:1 XDG_VTNR=2 QT_IM_MODULE=xim PWD=/home/recruit CLUTTER_IM_MODULE=xim XDG_DATA_DIRS=/usr/share/ubuntu:/usr/local/share:/usr/share:/var/lib/snapd/desktop XDG_CONFIG_DIRS=/etc/xdg/xdg-ubuntu:/etc/xdg GNOME_DESKTOP_SESSION_ID=this-is-deprecated XDG_MENU_PREFIX=gnome- SESSION_MANAGER=local/recruit-ThinkCentre-M73:@/tmp/.ICE-unix/1817,unix/recruit-ThinkCentre-M73:/tmp/.ICE-unix/1817 GIO_LAUNCHED_DESKTOP_FILE=/usr/share/applications/code.desktop GIO_LAUNCHED_DESKTOP_FILE_PID=5812 GJS_DEBUG_OUTPUT=stderr &amp;apos;GJS_DEBUG_TOPICS=JS ERROR;JS LOG&amp;apos; NO_AT_BRIDGE=1 CHROME_DESKTOP=code-url-handler.desktop &amp;apos;VSCODE_NLS_CONFIG={"locale":"en-gb","availableLanguages":{},"_languagePackSupport":true}&amp;apos; VSCODE_NODE_CACHED_DATA_DIR=/home/recruit/.config/Code/CachedData/8795a9889db74563ddd43eb0a897a2384129a619 VSCODE_LOGS=/home/recruit/.config/Code/logs/20191126T104736 VSCODE_IPC_HOOK=/run/user/1000/vscode-9bdfb7b1-1.40.1-main.sock VSCODE_PID=5812 CONDA_DEFAULT_ENV=base CONDA_EXE=/home/recruit/anaconda3/bin/conda CONDA_PREFIX=/home/recruit/anaconda3 &amp;apos;CONDA_PROMPT_MODIFIER=(base) &amp;apos; CONDA_PYTHON_EXE=/home/recruit/anaconda3/bin/python CONDA_SHLVL=1 &amp;apos;LESSCLOSE=/usr/bin/lesspipe %s %s&amp;apos; &amp;apos;LESSOPEN=| /usr/bin/lesspipe %s&amp;apos; LS_COLORS= _=/usr/share/code/code _CE_CONDA= _CE_M= AMD_ENTRYPOINT=vs/workbench/services/extensions/node/extensionHostProcess PIPE_LOGGING=true VERBOSE_LOGGING=true VSCODE_IPC_HOOK_EXTHOST=/tmp/vscode-ipc-dbd4ba6c-9b54-4086-99ac-384d06582750.sock VSCODE_HANDLES_UNCAUGHT_ERRORS=true VSCODE_LOG_STACK=false APPLICATION_INSIGHTS_NO_DIAGNOSTIC_CHANNEL=true PATH=/home/recruit/anaconda3/bin:/home/recruit/anaconda3/condabin:/usr/local/sbin:/usr/local/bin:/usr/sbin:/usr/bin:/sbin:/bin:/usr/games:/usr/local/games:/snap/bin PYTHONIOENCODING=UTF-8 PYTHONUNBUFFERED=1 /home/recruit/anaconda3/bin/python /home/recruit/.vscode/extensions/ms-python.python-2019.11.50794/pythonFiles/ptvsd_launcher.py --default --nodebug --client --host localhost --port 40387 /home/recruit/Desktop/secpro.py </text:p>
      <text:p text:style-name="Preformatted_20_Text"><text:s text:c="2"/>129 <text:s/>cd /home/recruit/Desktop ; env PYTHONIOENCODING=UTF-8 PYTHONUNBUFFERED=1 /home/recruit/anaconda3/bin/python /home/recruit/.vscode/extensions/ms-python.python-2019.11.50794/pythonFiles/ptvsd_launcher.py --default --client --host localhost --port 38019 /home/recruit/Desktop/secpro.py </text:p>
      <text:p text:style-name="Preformatted_20_Text"><text:s text:c="2"/>130 <text:s/>source /home/recruit/anaconda3/bin/activate</text:p>
      <text:p text:style-name="Preformatted_20_Text"><text:s text:c="2"/>131 <text:s/>conda activate base</text:p>
      <text:p text:style-name="Preformatted_20_Text"><text:s text:c="2"/>132 <text:s/>/home/recruit/anaconda3/bin/python /home/recruit/Desktop/secpro.py</text:p>
      <text:p text:style-name="Preformatted_20_Text"><text:s text:c="2"/>133 <text:s/>source /home/recruit/anaconda3/bin/activate</text:p>
      <text:p text:style-name="Preformatted_20_Text"><text:s text:c="2"/>134 <text:s/>/home/recruit/anaconda3/bin/python /home/recruit/.vscode/extensions/ms-python.python-2019.11.50794/pythonFiles/ptvsd_launcher.py --default --client --host localhost --port 39179 /home/recruit/Desktop/secpro.py </text:p>
      <text:p text:style-name="Preformatted_20_Text"><text:s text:c="2"/>135 <text:s/>conda activate base</text:p>
      <text:p text:style-name="Preformatted_20_Text"><text:s text:c="2"/>136 <text:s/>cd /home/recruit/Desktop ; env PYTHONIOENCODING=UTF-8 PYTHONUNBUFFERED=1 /home/recruit/anaconda3/bin/python /home/recruit/.vscode/extensions/ms-python.python-2019.11.50794/pythonFiles/<text:soft-page-break/>ptvsd_launcher.py --default --client --host localhost --port 38701 /home/recruit/Desktop/secpro.py </text:p>
      <text:p text:style-name="Preformatted_20_Text"><text:s text:c="2"/>137 <text:s/>cd /home/recruit/Desktop ; env PYTHONIOENCODING=UTF-8 PYTHONUNBUFFERED=1 /home/recruit/anaconda3/bin/python /home/recruit/.vscode/extensions/ms-python.python-2019.11.50794/pythonFiles/ptvsd_launcher.py --default --client --host localhost --port 40657 /home/recruit/Desktop/secpro.py </text:p>
      <text:p text:style-name="Preformatted_20_Text"><text:s text:c="2"/>138 <text:s/>cd /home/recruit/Desktop ; env PYTHONIOENCODING=UTF-8 PYTHONUNBUFFERED=1 /home/recruit/anaconda3/bin/python /home/recruit/.vscode/extensions/ms-python.python-2019.11.50794/pythonFiles/ptvsd_launcher.py --default --client --host localhost --port 37307 /home/recruit/Desktop/secpro.py </text:p>
      <text:p text:style-name="Preformatted_20_Text"><text:s text:c="2"/>139 <text:s/>cd /home/recruit/Desktop ; env PYTHONIOENCODING=UTF-8 PYTHONUNBUFFERED=1 /home/recruit/anaconda3/bin/python /home/recruit/.vscode/extensions/ms-python.python-2019.11.50794/pythonFiles/ptvsd_launcher.py --default --client --host localhost --port 36427 /home/recruit/Desktop/secpro.py </text:p>
      <text:p text:style-name="Preformatted_20_Text"><text:s text:c="2"/>140 <text:s/>source /home/recruit/anaconda3/bin/activate</text:p>
      <text:p text:style-name="Preformatted_20_Text"><text:s text:c="2"/>141 <text:s/>conda activate base</text:p>
      <text:p text:style-name="Preformatted_20_Text"><text:s text:c="2"/>142 <text:s/>/home/recruit/anaconda3/bin/python /home/recruit/Desktop/secpro.py</text:p>
      <text:p text:style-name="Preformatted_20_Text"><text:s text:c="2"/>143 <text:s/>source /home/recruit/anaconda3/bin/activate</text:p>
      <text:p text:style-name="Preformatted_20_Text"><text:s text:c="2"/>144 <text:s/>conda activate base</text:p>
      <text:p text:style-name="Preformatted_20_Text"><text:s text:c="2"/>145 <text:s/>/home/recruit/anaconda3/bin/python /home/recruit/Desktop/secpro.py</text:p>
      <text:p text:style-name="Preformatted_20_Text"><text:s text:c="2"/>146 <text:s/>source /home/recruit/anaconda3/bin/activate</text:p>
      <text:p text:style-name="Preformatted_20_Text"><text:s text:c="2"/>147 <text:s/>/home/recruit/anaconda3/bin/python /home/recruit/.vscode/extensions/ms-python.python-2019.11.50794/pythonFiles/ptvsd_launcher.py --default --client --host localhost --port 36857 /home/recruit/Desktop/secpro.py </text:p>
      <text:p text:style-name="Preformatted_20_Text"><text:s text:c="2"/>148 <text:s/>conda activate base</text:p>
      <text:p text:style-name="Preformatted_20_Text"><text:s text:c="2"/>149 <text:s/>cd /home/recruit/Desktop ; env PYTHONIOENCODING=UTF-8 PYTHONUNBUFFERED=1 /home/recruit/anaconda3/bin/python /home/recruit/.vscode/extensions/ms-python.python-2019.11.50794/pythonFiles/ptvsd_launcher.py --default --client --host localhost --port 41371 /home/recruit/Desktop/secpro.py </text:p>
      <text:p text:style-name="Preformatted_20_Text"><text:s text:c="2"/>150 <text:s/>cd /home/recruit/Desktop ; env ELECTRON_RUN_AS_NODE=1 CLUTTER_IM_MODULE=xim XDG_MENU_PREFIX=gnome- SNAP_USER_DATA=/home/recruit/snap/code/20 LANG=en_ZA.UTF-8 DISPLAY=:0 GNOME_SHELL_SESSION_MODE=ubuntu SNAP_REVISION=20 DISABLE_WAYLAND=1 SNAP_ARCH=amd64 SNAP_INSTANCE_KEY= USERNAME=recruit XDG_VTNR=2 GIO_LAUNCHED_DESKTOP_FILE_PID=7489 SSH_AUTH_SOCK=/run/user/1000/keyring/ssh XDG_SESSION_ID=2 SNAP_USER_COMMON=/home/recruit/snap/code/common USER=recruit DESKTOP_SESSION=ubuntu QT4_IM_MODULE=xim TEXTDOMAINDIR=/usr/share/locale/ PWD=/home/recruit HOME=/home/recruit TEXTDOMAIN=im-config SNAP=/snap/code/20 SSH_AGENT_PID=1912 QT_ACCESSIBILITY=1 SNAP_COMMON=/var/snap/code/common XDG_SESSION_TYPE=x11 SNAP_NAME=code XDG_DATA_DIRS=/usr/share/ubuntu:/usr/local/share:/usr/share:/var/lib/snapd/desktop SNAP_INSTANCE_NAME=code SNAP_DATA=/var/snap/code/20 GSETTINGS_SCHEMA_DIR=/snap/code/20/usr/share/glib-2.0/schemas XDG_SESSION_DESKTOP=ubuntu GJS_DEBUG_OUTPUT=stderr GDK_PIXBUF_MODULE_FILE=/home/recruit/snap/code/common/.cache/gdk-pixbuf-loaders.cache GTK_MODULES=gail:atk-bridge SNAP_COOKIE=DtxWW58McjsyMx7BD0V6BBW1hkHxNBl6M3SDb1tb0WBx WINDOWPATH=2 SHELL=/bin/bash QT_IM_MODULE=xim XMODIFIERS=@im=ibus IM_CONFIG_PHASE=2 XDG_CURRENT_DESKTOP=Unity GPG_AGENT_INFO=/run/user/1000/gnupg/S.gpg-agent:0:1 BAMF_DESKTOP_FILE_HINT=/var/lib/snapd/desktop/applications/code_code.desktop SNAP_REEXEC= GIO_LAUNCHED_DESKTOP_FILE=/var/lib/snapd/desktop/applications/code_code.desktop XDG_SEAT=seat0 SHLVL=2 LANGUAGE=en_ZA:en GDK_PIXBUF_MODULEDIR=/snap/code/20/usr/lib/x86_64-linux-gnu/gdk-pixbuf-2.0/2.10.0/loaders GDMSESSION=ubuntu GNOME_DESKTOP_SESSION_ID=this-is-deprecated XDG_CACHE_HOME=/home/recruit/snap/code/common/.cache LOGNAME=recruit DBUS_SESSION_BUS_ADDRESS=unix:path=/run/user/1000/bus XDG_RUNTIME_DIR=/run/user/1000/snap.code XAUTHORITY=/run/user/1000/gdm/Xauthority SNAP_CONTEXT=DtxWW58McjsyMx7BD0V6BBW1hkHxNBl6M3SDb1tb0WBx XDG_CONFIG_DIRS=/etc/xdg/xdg-ubuntu:/etc/xdg SNAP_VERSION=8795a988 &amp;apos;GJS_DEBUG_TOPICS=JS ERROR;JS LOG&amp;apos; <text:soft-page-break/>SNAP_LIBRARY_PATH=/var/lib/snapd/lib/gl:/var/lib/snapd/lib/gl32:/var/lib/snapd/void SESSION_MANAGER=local/recruit-ThinkCentre-M73:@/tmp/.ICE-unix/1817,unix/recruit-ThinkCentre-M73:/tmp/.ICE-unix/1817 GTK_IM_MODULE=ibus _=/snap/code/20/usr/share/code/code APPLICATION_INSIGHTS_NO_DIAGNOSTIC_CHANNEL=true VSCODE_CLI=1 ELECTRON_NO_ATTACH_CONSOLE=1 VSCODE_FORCE_USER_ENV=1 NO_AT_BRIDGE=1 CHROME_DESKTOP=code-url-handler.desktop &amp;apos;VSCODE_NLS_CONFIG={"locale":"en-gb","availableLanguages":{},"_languagePackSupport":true}&amp;apos; VSCODE_NODE_CACHED_DATA_DIR=/home/recruit/.config/Code/CachedData/8795a9889db74563ddd43eb0a897a2384129a619 VSCODE_LOGS=/home/recruit/.config/Code/logs/20191126T114013 VSCODE_IPC_HOOK=/run/user/1000/snap.code/vscode-9bdfb7b1-1.40.1-main.sock VSCODE_PID=7537 CONDA_DEFAULT_ENV=base CONDA_EXE=/home/recruit/anaconda3/bin/conda CONDA_PREFIX=/home/recruit/anaconda3 &amp;apos;CONDA_PROMPT_MODIFIER=(base) &amp;apos; CONDA_PYTHON_EXE=/home/recruit/anaconda3/bin/python CONDA_SHLVL=1 &amp;apos;LESSCLOSE=/usr/bin/lesspipe %s %s&amp;apos; &amp;apos;LESSOPEN=| /usr/bin/lesspipe %s&amp;apos; LS_COLORS= _CE_CONDA= _CE_M= AMD_ENTRYPOINT=vs/workbench/services/extensions/node/extensionHostProcess PIPE_LOGGING=true VERBOSE_LOGGING=true VSCODE_IPC_HOOK_EXTHOST=/tmp/vscode-ipc-720ec4f8-b507-4cf1-af1a-d9d5a4a55409.sock VSCODE_HANDLES_UNCAUGHT_ERRORS=true VSCODE_LOG_STACK=false PATH=/home/recruit/anaconda3/bin:/home/recruit/anaconda3/condabin:/usr/local/sbin:/usr/local/bin:/usr/sbin:/usr/bin:/sbin:/bin:/usr/games:/usr/local/games:/snap/bin PYTHONIOENCODING=UTF-8 PYTHONUNBUFFERED=1 /home/recruit/anaconda3/bin/python /home/recruit/.vscode/extensions/ms-python.python-2019.11.50794/pythonFiles/ptvsd_launcher.py --default --nodebug --client --host localhost --port 36567 /home/recruit/Desktop/secpro.py </text:p>
      <text:p text:style-name="Preformatted_20_Text"><text:s text:c="2"/>151 <text:s/>cd /home/recruit/Desktop ; env PYTHONIOENCODING=UTF-8 PYTHONUNBUFFERED=1 /home/recruit/anaconda3/bin/python /home/recruit/.vscode/extensions/ms-python.python-2019.11.50794/pythonFiles/ptvsd_launcher.py --default --client --host localhost --port 42183 /home/recruit/Desktop/secpro.py </text:p>
      <text:p text:style-name="Preformatted_20_Text"><text:s text:c="2"/>152 <text:s/>source /home/recruit/anaconda3/bin/activate</text:p>
      <text:p text:style-name="Preformatted_20_Text"><text:s text:c="2"/>153 <text:s/>conda activate base</text:p>
      <text:p text:style-name="Preformatted_20_Text"><text:s text:c="2"/>154 <text:s/>/home/recruit/anaconda3/bin/python /home/recruit/Desktop/my1project/challenges.py</text:p>
      <text:p text:style-name="Preformatted_20_Text"><text:s text:c="2"/>155 <text:s/>source /home/recruit/anaconda3/bin/activate</text:p>
      <text:p text:style-name="Preformatted_20_Text"><text:s text:c="2"/>156 <text:s/>/home/recruit/anaconda3/bin/python /home/recruit/.vscode/extensions/ms-python.python-2019.11.50794/pythonFiles/ptvsd_launcher.py --default --client --host localhost --port 38325 /home/recruit/Desktop/my1project/challenges.py </text:p>
      <text:p text:style-name="Preformatted_20_Text"><text:s text:c="2"/>157 <text:s/>conda activate base</text:p>
      <text:p text:style-name="Preformatted_20_Text"><text:s text:c="2"/>158 <text:s/>cd /home/recruit/Desktop/my1project ; env PYTHONIOENCODING=UTF-8 PYTHONUNBUFFERED=1 /home/recruit/anaconda3/bin/python /home/recruit/.vscode/extensions/ms-python.python-2019.11.50794/pythonFiles/ptvsd_launcher.py --default --client --host localhost --port 39621 /home/recruit/Desktop/my1project/challenges.py </text:p>
      <text:p text:style-name="Preformatted_20_Text"><text:s text:c="2"/>159 <text:s/>cd /home/recruit/Desktop/my1project ; env PYTHONIOENCODING=UTF-8 PYTHONUNBUFFERED=1 /home/recruit/anaconda3/bin/python /home/recruit/.vscode/extensions/ms-python.python-2019.11.50794/pythonFiles/ptvsd_launcher.py --default --client --host localhost --port 41425 /home/recruit/Desktop/my1project/challenges.py </text:p>
      <text:p text:style-name="Preformatted_20_Text"><text:s text:c="2"/>160 <text:s/>cd /home/recruit/Desktop/my1project ; env PYTHONIOENCODING=UTF-8 PYTHONUNBUFFERED=1 /home/recruit/anaconda3/bin/python /home/recruit/.vscode/extensions/ms-python.python-2019.11.50794/pythonFiles/ptvsd_launcher.py --default --client --host localhost --port 39727 /home/recruit/Desktop/my1project/challenges.py </text:p>
      <text:p text:style-name="Preformatted_20_Text"><text:s text:c="2"/>161 <text:s/>cd /home/recruit/Desktop/my1project ; env PYTHONIOENCODING=UTF-8 PYTHONUNBUFFERED=1 /home/recruit/anaconda3/bin/python /home/recruit/.vscode/extensions/ms-python.python-2019.11.50794/pythonFiles/ptvsd_launcher.py --default --client --host localhost --port 37595 /home/recruit/Desktop/my1project/challenges.py </text:p>
      <text:p text:style-name="Preformatted_20_Text"><text:s text:c="2"/>162 <text:s/>cd /home/recruit/Desktop/my1project ; env PYTHONIOENCODING=UTF-8 PYTHONUNBUFFERED=1 /home/recruit/anaconda3/bin/python /home/recruit/.vscode/extensions/ms-python.python-2019.11.50794/pythonFiles/<text:soft-page-break/>ptvsd_launcher.py --default --client --host localhost --port 38923 /home/recruit/Desktop/my1project/challenges.py </text:p>
      <text:p text:style-name="Preformatted_20_Text"><text:s text:c="2"/>163 <text:s/>cd /home/recruit/Desktop/my1project ; env PYTHONIOENCODING=UTF-8 PYTHONUNBUFFERED=1 /home/recruit/anaconda3/bin/python /home/recruit/.vscode/extensions/ms-python.python-2019.11.50794/pythonFiles/ptvsd_launcher.py --default --client --host localhost --port 42645 /home/recruit/Desktop/my1project/challenges.py </text:p>
      <text:p text:style-name="Preformatted_20_Text"><text:s text:c="2"/>164 <text:s/>cd /home/recruit/Desktop/my1project ; env PYTHONIOENCODING=UTF-8 PYTHONUNBUFFERED=1 /home/recruit/anaconda3/bin/python /home/recruit/.vscode/extensions/ms-python.python-2019.11.50794/pythonFiles/ptvsd_launcher.py --default --client --host localhost --port 45705 /home/recruit/Desktop/my1project/challenges.py </text:p>
      <text:p text:style-name="Preformatted_20_Text"><text:s text:c="2"/>165 <text:s/>cd /home/recruit/Desktop/my1project ; env PYTHONIOENCODING=UTF-8 PYTHONUNBUFFERED=1 /home/recruit/anaconda3/bin/python /home/recruit/.vscode/extensions/ms-python.python-2019.11.50794/pythonFiles/ptvsd_launcher.py --default --client --host localhost --port 38337 /home/recruit/Desktop/my1project/challenges.py </text:p>
      <text:p text:style-name="Preformatted_20_Text"><text:s text:c="2"/>166 <text:s/>cd /home/recruit/Desktop/my1project ; env PYTHONIOENCODING=UTF-8 PYTHONUNBUFFERED=1 /home/recruit/anaconda3/bin/python /home/recruit/.vscode/extensions/ms-python.python-2019.11.50794/pythonFiles/ptvsd_launcher.py --default --client --host localhost --port 46599 /home/recruit/Desktop/my1project/challenges.py </text:p>
      <text:p text:style-name="Preformatted_20_Text"><text:s text:c="2"/>167 <text:s/>source /home/recruit/anaconda3/bin/activate</text:p>
      <text:p text:style-name="Preformatted_20_Text"><text:s text:c="2"/>168 <text:s/>conda activate base</text:p>
      <text:p text:style-name="Preformatted_20_Text"><text:s text:c="2"/>169 <text:s/>source /home/recruit/anaconda3/bin/activate</text:p>
      <text:p text:style-name="Preformatted_20_Text"><text:s text:c="2"/>170 <text:s/>conda activate base</text:p>
      <text:p text:style-name="Preformatted_20_Text"><text:s text:c="2"/>171 <text:s/>/home/recruit/anaconda3/bin/python /home/recruit/Desktop/my1project/practice.py</text:p>
      <text:p text:style-name="Preformatted_20_Text"><text:s text:c="2"/>172 <text:s/>/home/recruit/anaconda3/bin/python /home/recruit/Desktop/my1project/Numpy.py</text:p>
      <text:p text:style-name="Preformatted_20_Text"><text:s text:c="2"/>173 <text:s/>/home/recruit/anaconda3/bin/python /home/recruit/Desktop/my1project/Pandas.py</text:p>
      <text:p text:style-name="Preformatted_20_Text"><text:s text:c="2"/>174 <text:s/>source /home/recruit/anaconda3/bin/activate</text:p>
      <text:p text:style-name="Preformatted_20_Text"><text:s text:c="2"/>175 <text:s/>/home/recruit/anaconda3/bin/python /home/recruit/.vscode/extensions/ms-python.python-2019.11.50794/pythonFiles/ptvsd_launcher.py --default --client --host localhost --port 43937 /home/recruit/Desktop/my1project/practice.py </text:p>
      <text:p text:style-name="Preformatted_20_Text"><text:s text:c="2"/>176 <text:s/>conda activate base</text:p>
      <text:p text:style-name="Preformatted_20_Text"><text:s text:c="2"/>177 <text:s/>cd /home/recruit/Desktop/my1project ; env PYTHONIOENCODING=UTF-8 PYTHONUNBUFFERED=1 /home/recruit/anaconda3/bin/python /home/recruit/.vscode/extensions/ms-python.python-2019.11.50794/pythonFiles/ptvsd_launcher.py --default --client --host localhost --port 37123 /home/recruit/Desktop/my1project/practice.py </text:p>
      <text:p text:style-name="Preformatted_20_Text"><text:s text:c="2"/>178 <text:s/>cd /home/recruit/Desktop/my1project ; env PYTHONIOENCODING=UTF-8 PYTHONUNBUFFERED=1 /home/recruit/anaconda3/bin/python /home/recruit/.vscode/extensions/ms-python.python-2019.11.50794/pythonFiles/ptvsd_launcher.py --default --client --host localhost --port 39851 /home/recruit/Desktop/my1project/practice.py </text:p>
      <text:p text:style-name="Preformatted_20_Text"><text:s text:c="2"/>179 <text:s/>cd /home/recruit/Desktop/my1project ; env PYTHONIOENCODING=UTF-8 PYTHONUNBUFFERED=1 /home/recruit/anaconda3/bin/python /home/recruit/.vscode/extensions/ms-python.python-2019.11.50794/pythonFiles/ptvsd_launcher.py --default --client --host localhost --port 41243 /home/recruit/Desktop/my1project/practice.py </text:p>
      <text:p text:style-name="Preformatted_20_Text"><text:s text:c="2"/>180 <text:s/>cd /home/recruit/Desktop/my1project ; env PYTHONIOENCODING=UTF-8 PYTHONUNBUFFERED=1 /home/recruit/anaconda3/bin/python /home/recruit/.vscode/extensions/ms-python.python-2019.11.50794/pythonFiles/ptvsd_launcher.py --default --client --host localhost --port 42083 /home/recruit/Desktop/my1project/practice.py </text:p>
      <text:p text:style-name="Preformatted_20_Text"><text:s text:c="2"/>181 <text:s/>cd /home/recruit/Desktop/my1project ; env PYTHONIOENCODING=UTF-8 PYTHONUNBUFFERED=1 /home/recruit/anaconda3/bin/python /home/recruit/.vscode/extensions/ms-python.python-2019.11.50794/pythonFiles/ptvsd_launcher.py --default --client --host localhost --port 46533 /home/recruit/Desktop/my1project/practice.py </text:p>
      <text:p text:style-name="Preformatted_20_Text"><text:s text:c="2"/>182 <text:s/>cd /home/recruit/Desktop/my1project ; env PYTHONIOENCODING=UTF-8 PYTHONUNBUFFERED=1 /home/recruit/anaconda3/bin/python <text:soft-page-break/>/home/recruit/.vscode/extensions/ms-python.python-2019.11.50794/pythonFiles/ptvsd_launcher.py --default --client --host localhost --port 34987 /home/recruit/Desktop/my1project/Numpy.py </text:p>
      <text:p text:style-name="Preformatted_20_Text"><text:s text:c="2"/>183 <text:s/>cd /home/recruit/Desktop/my1project ; env PYTHONIOENCODING=UTF-8 PYTHONUNBUFFERED=1 /home/recruit/anaconda3/bin/python /home/recruit/.vscode/extensions/ms-python.python-2019.11.50794/pythonFiles/ptvsd_launcher.py --default --client --host localhost --port 34765 /home/recruit/Desktop/my1project/Numpy.py </text:p>
      <text:p text:style-name="Preformatted_20_Text"><text:s text:c="2"/>184 <text:s/>cd /home/recruit/Desktop/my1project ; env PYTHONIOENCODING=UTF-8 PYTHONUNBUFFERED=1 /home/recruit/anaconda3/bin/python /home/recruit/.vscode/extensions/ms-python.python-2019.11.50794/pythonFiles/ptvsd_launcher.py --default --client --host localhost --port 46409 /home/recruit/Desktop/my1project/Numpy.py </text:p>
      <text:p text:style-name="Preformatted_20_Text"><text:s text:c="2"/>185 <text:s/>cd /home/recruit/Desktop/my1project ; env PYTHONIOENCODING=UTF-8 PYTHONUNBUFFERED=1 /home/recruit/anaconda3/bin/python /home/recruit/.vscode/extensions/ms-python.python-2019.11.50794/pythonFiles/ptvsd_launcher.py --default --client --host localhost --port 37253 /home/recruit/Desktop/my1project/Numpy.py </text:p>
      <text:p text:style-name="Preformatted_20_Text"><text:s text:c="2"/>186 <text:s/>cd /home/recruit/Desktop/my1project ; env PYTHONIOENCODING=UTF-8 PYTHONUNBUFFERED=1 /home/recruit/anaconda3/bin/python /home/recruit/.vscode/extensions/ms-python.python-2019.11.50794/pythonFiles/ptvsd_launcher.py --default --client --host localhost --port 39983 /home/recruit/Desktop/my1project/Numpy.py </text:p>
      <text:p text:style-name="Preformatted_20_Text"><text:s text:c="2"/>187 <text:s/>cd /home/recruit/Desktop/my1project ; env PYTHONIOENCODING=UTF-8 PYTHONUNBUFFERED=1 /home/recruit/anaconda3/bin/python /home/recruit/.vscode/extensions/ms-python.python-2019.11.50794/pythonFiles/ptvsd_launcher.py --default --client --host localhost --port 36345 /home/recruit/Desktop/my1project/Numpy.py </text:p>
      <text:p text:style-name="Preformatted_20_Text"><text:s text:c="2"/>188 <text:s/>cd /home/recruit/Desktop/my1project ; env PYTHONIOENCODING=UTF-8 PYTHONUNBUFFERED=1 /home/recruit/anaconda3/bin/python /home/recruit/.vscode/extensions/ms-python.python-2019.11.50794/pythonFiles/ptvsd_launcher.py --default --client --host localhost --port 45837 /home/recruit/Desktop/my1project/Numpy.py </text:p>
      <text:p text:style-name="Preformatted_20_Text"><text:s text:c="2"/>189 <text:s/>cd /home/recruit/Desktop/my1project ; env PYTHONIOENCODING=UTF-8 PYTHONUNBUFFERED=1 /home/recruit/anaconda3/bin/python /home/recruit/.vscode/extensions/ms-python.python-2019.11.50794/pythonFiles/ptvsd_launcher.py --default --client --host localhost --port 43045 /home/recruit/Desktop/my1project/Numpy.py </text:p>
      <text:p text:style-name="Preformatted_20_Text"><text:s text:c="2"/>190 <text:s/>cd /home/recruit/Desktop/my1project ; env PYTHONIOENCODING=UTF-8 PYTHONUNBUFFERED=1 /home/recruit/anaconda3/bin/python /home/recruit/.vscode/extensions/ms-python.python-2019.11.50794/pythonFiles/ptvsd_launcher.py --default --client --host localhost --port 43059 /home/recruit/Desktop/my1project/Numpy.py </text:p>
      <text:p text:style-name="Preformatted_20_Text"><text:s text:c="2"/>191 <text:s/>cd /home/recruit/Desktop/my1project ; env PYTHONIOENCODING=UTF-8 PYTHONUNBUFFERED=1 /home/recruit/anaconda3/bin/python /home/recruit/.vscode/extensions/ms-python.python-2019.11.50794/pythonFiles/ptvsd_launcher.py --default --client --host localhost --port 43335 /home/recruit/Desktop/my1project/Numpy.py </text:p>
      <text:p text:style-name="Preformatted_20_Text"><text:s text:c="2"/>192 <text:s/>cd /home/recruit/Desktop/my1project ; env PYTHONIOENCODING=UTF-8 PYTHONUNBUFFERED=1 /home/recruit/anaconda3/bin/python /home/recruit/.vscode/extensions/ms-python.python-2019.11.50794/pythonFiles/ptvsd_launcher.py --default --client --host localhost --port 34149 /home/recruit/Desktop/my1project/Numpy.py </text:p>
      <text:p text:style-name="Preformatted_20_Text"><text:s text:c="2"/>193 <text:s/>cd /home/recruit/Desktop/my1project ; env PYTHONIOENCODING=UTF-8 PYTHONUNBUFFERED=1 /home/recruit/anaconda3/bin/python /home/recruit/.vscode/extensions/ms-python.python-2019.11.50794/pythonFiles/ptvsd_launcher.py --default --client --host localhost --port 36801 /home/recruit/Desktop/my1project/Numpy.py </text:p>
      <text:p text:style-name="Preformatted_20_Text"><text:s text:c="2"/>194 <text:s/>cd /home/recruit/Desktop/my1project ; env PYTHONIOENCODING=UTF-8 PYTHONUNBUFFERED=1 /home/recruit/anaconda3/bin/python /home/recruit/.vscode/extensions/ms-python.python-2019.11.50794/pythonFiles/ptvsd_launcher.py --default --client --host localhost --port 35389 /home/recruit/Desktop/my1project/Numpy.py </text:p>
      <text:p text:style-name="Preformatted_20_Text"><text:soft-page-break/><text:s text:c="2"/>195 <text:s/>cd /home/recruit/Desktop/my1project ; env PYTHONIOENCODING=UTF-8 PYTHONUNBUFFERED=1 /home/recruit/anaconda3/bin/python /home/recruit/.vscode/extensions/ms-python.python-2019.11.50794/pythonFiles/ptvsd_launcher.py --default --client --host localhost --port 37877 /home/recruit/Desktop/my1project/Numpy.py </text:p>
      <text:p text:style-name="Preformatted_20_Text"><text:s text:c="2"/>196 <text:s/>cd /home/recruit/Desktop/my1project ; env PYTHONIOENCODING=UTF-8 PYTHONUNBUFFERED=1 /home/recruit/anaconda3/bin/python /home/recruit/.vscode/extensions/ms-python.python-2019.11.50794/pythonFiles/ptvsd_launcher.py --default --client --host localhost --port 43757 /home/recruit/Desktop/my1project/Numpy.py </text:p>
      <text:p text:style-name="Preformatted_20_Text"><text:s text:c="2"/>197 <text:s/>cd /home/recruit/Desktop/my1project ; env PYTHONIOENCODING=UTF-8 PYTHONUNBUFFERED=1 /home/recruit/anaconda3/bin/python /home/recruit/.vscode/extensions/ms-python.python-2019.11.50794/pythonFiles/ptvsd_launcher.py --default --client --host localhost --port 45695 /home/recruit/Desktop/my1project/Numpy.py </text:p>
      <text:p text:style-name="Preformatted_20_Text"><text:s text:c="2"/>198 <text:s/>cd /home/recruit/Desktop/my1project ; env PYTHONIOENCODING=UTF-8 PYTHONUNBUFFERED=1 /home/recruit/anaconda3/bin/python /home/recruit/.vscode/extensions/ms-python.python-2019.11.50794/pythonFiles/ptvsd_launcher.py --default --client --host localhost --port 39943 /home/recruit/Desktop/my1project/Numpy.py </text:p>
      <text:p text:style-name="Preformatted_20_Text"><text:s text:c="2"/>199 <text:s/>cd /home/recruit/Desktop/my1project ; env PYTHONIOENCODING=UTF-8 PYTHONUNBUFFERED=1 /home/recruit/anaconda3/bin/python /home/recruit/.vscode/extensions/ms-python.python-2019.11.50794/pythonFiles/ptvsd_launcher.py --default --client --host localhost --port 34223 /home/recruit/Desktop/my1project/Pandas.py </text:p>
      <text:p text:style-name="Preformatted_20_Text"><text:s text:c="2"/>200 <text:s/>cd /home/recruit/Desktop/my1project ; env PYTHONIOENCODING=UTF-8 PYTHONUNBUFFERED=1 /home/recruit/anaconda3/bin/python /home/recruit/.vscode/extensions/ms-python.python-2019.11.50794/pythonFiles/ptvsd_launcher.py --default --client --host localhost --port 38059 /home/recruit/Desktop/my1project/Pandas.py </text:p>
      <text:p text:style-name="Preformatted_20_Text"><text:s text:c="2"/>201 <text:s/>cd /home/recruit/Desktop/my1project ; env PYTHONIOENCODING=UTF-8 PYTHONUNBUFFERED=1 /home/recruit/anaconda3/bin/python /home/recruit/.vscode/extensions/ms-python.python-2019.11.50794/pythonFiles/ptvsd_launcher.py --default --client --host localhost --port 43747 /home/recruit/Desktop/my1project/Pandas.py </text:p>
      <text:p text:style-name="Preformatted_20_Text"><text:s text:c="2"/>202 <text:s/>cd /home/recruit/Desktop/my1project ; env PYTHONIOENCODING=UTF-8 PYTHONUNBUFFERED=1 /home/recruit/anaconda3/bin/python /home/recruit/.vscode/extensions/ms-python.python-2019.11.50794/pythonFiles/ptvsd_launcher.py --default --client --host localhost --port 39411 /home/recruit/Desktop/my1project/Pandas.py </text:p>
      <text:p text:style-name="Preformatted_20_Text"><text:s text:c="2"/>203 <text:s/>cd /home/recruit/Desktop/my1project ; env PYTHONIOENCODING=UTF-8 PYTHONUNBUFFERED=1 /home/recruit/anaconda3/bin/python /home/recruit/.vscode/extensions/ms-python.python-2019.11.50794/pythonFiles/ptvsd_launcher.py --default --client --host localhost --port 45261 /home/recruit/Desktop/my1project/Pandas.py </text:p>
      <text:p text:style-name="Preformatted_20_Text"><text:s text:c="2"/>204 <text:s/>cd /home/recruit/Desktop/my1project ; env PYTHONIOENCODING=UTF-8 PYTHONUNBUFFERED=1 /home/recruit/anaconda3/bin/python /home/recruit/.vscode/extensions/ms-python.python-2019.11.50794/pythonFiles/ptvsd_launcher.py --default --client --host localhost --port 46277 /home/recruit/Desktop/my1project/list.py </text:p>
      <text:p text:style-name="Preformatted_20_Text"><text:s text:c="2"/>205 <text:s/>cd /home/recruit/Desktop/my1project ; env PYTHONIOENCODING=UTF-8 PYTHONUNBUFFERED=1 /home/recruit/anaconda3/bin/python /home/recruit/.vscode/extensions/ms-python.python-2019.11.50794/pythonFiles/ptvsd_launcher.py --default --client --host localhost --port 37549 /home/recruit/Desktop/my1project/list.py </text:p>
      <text:p text:style-name="Preformatted_20_Text"><text:s text:c="2"/>206 <text:s/>cd /home/recruit/Desktop/my1project ; env PYTHONIOENCODING=UTF-8 PYTHONUNBUFFERED=1 /home/recruit/anaconda3/bin/python /home/recruit/.vscode/extensions/ms-python.python-2019.11.50794/pythonFiles/ptvsd_launcher.py --default --client --host localhost --port 34203 /home/recruit/Desktop/my1project/list.py </text:p>
      <text:p text:style-name="Preformatted_20_Text"><text:s text:c="2"/>207 <text:s/>cd /home/recruit/Desktop/my1project ; env PYTHONIOENCODING=UTF-8 PYTHONUNBUFFERED=1 /home/recruit/anaconda3/bin/python /home/recruit/.vscode/extensions/ms-python.python-2019.11.50794/pythonFiles/<text:soft-page-break/>ptvsd_launcher.py --default --client --host localhost --port 33225 /home/recruit/Desktop/my1project/list.py </text:p>
      <text:p text:style-name="Preformatted_20_Text"><text:s text:c="2"/>208 <text:s/>cd /home/recruit/Desktop/my1project ; env PYTHONIOENCODING=UTF-8 PYTHONUNBUFFERED=1 /home/recruit/anaconda3/bin/python /home/recruit/.vscode/extensions/ms-python.python-2019.11.50794/pythonFiles/ptvsd_launcher.py --default --client --host localhost --port 40271 /home/recruit/Desktop/my1project/list.py </text:p>
      <text:p text:style-name="Preformatted_20_Text"><text:s text:c="2"/>209 <text:s/>cd /home/recruit/Desktop/my1project ; env PYTHONIOENCODING=UTF-8 PYTHONUNBUFFERED=1 /home/recruit/anaconda3/bin/python /home/recruit/.vscode/extensions/ms-python.python-2019.11.50794/pythonFiles/ptvsd_launcher.py --default --client --host localhost --port 38335 /home/recruit/Desktop/my1project/list.py </text:p>
      <text:p text:style-name="Preformatted_20_Text"><text:s text:c="2"/>210 <text:s/>cd /home/recruit/Desktop/my1project ; env PYTHONIOENCODING=UTF-8 PYTHONUNBUFFERED=1 /home/recruit/anaconda3/bin/python /home/recruit/.vscode/extensions/ms-python.python-2019.11.50794/pythonFiles/ptvsd_launcher.py --default --client --host localhost --port 40339 /home/recruit/Desktop/my1project/list.py </text:p>
      <text:p text:style-name="Preformatted_20_Text"><text:s text:c="2"/>211 <text:s/>cd /home/recruit/Desktop/my1project ; env PYTHONIOENCODING=UTF-8 PYTHONUNBUFFERED=1 /home/recruit/anaconda3/bin/python /home/recruit/.vscode/extensions/ms-python.python-2019.11.50794/pythonFiles/ptvsd_launcher.py --default --client --host localhost --port 35017 /home/recruit/Desktop/my1project/list.py </text:p>
      <text:p text:style-name="Preformatted_20_Text"><text:s text:c="2"/>212 <text:s/>cd /home/recruit/Desktop/my1project ; env PYTHONIOENCODING=UTF-8 PYTHONUNBUFFERED=1 /home/recruit/anaconda3/bin/python /home/recruit/.vscode/extensions/ms-python.python-2019.11.50794/pythonFiles/ptvsd_launcher.py --default --client --host localhost --port 39403 /home/recruit/Desktop/my1project/list.py </text:p>
      <text:p text:style-name="Preformatted_20_Text"><text:s text:c="2"/>213 <text:s/>cd /home/recruit/Desktop/my1project ; env PYTHONIOENCODING=UTF-8 PYTHONUNBUFFERED=1 /home/recruit/anaconda3/bin/python /home/recruit/.vscode/extensions/ms-python.python-2019.11.50794/pythonFiles/ptvsd_launcher.py --default --client --host localhost --port 45543 /home/recruit/Desktop/my1project/list.py </text:p>
      <text:p text:style-name="Preformatted_20_Text"><text:s text:c="2"/>214 <text:s/>cd /home/recruit/Desktop/my1project ; env PYTHONIOENCODING=UTF-8 PYTHONUNBUFFERED=1 /home/recruit/anaconda3/bin/python /home/recruit/.vscode/extensions/ms-python.python-2019.11.50794/pythonFiles/ptvsd_launcher.py --default --client --host localhost --port 38859 /home/recruit/Desktop/my1project/list.py </text:p>
      <text:p text:style-name="Preformatted_20_Text"><text:s text:c="2"/>215 <text:s/>cd /home/recruit/Desktop/my1project ; env PYTHONIOENCODING=UTF-8 PYTHONUNBUFFERED=1 /home/recruit/anaconda3/bin/python /home/recruit/.vscode/extensions/ms-python.python-2019.11.50794/pythonFiles/ptvsd_launcher.py --default --client --host localhost --port 43995 /home/recruit/Desktop/my1project/list.py </text:p>
      <text:p text:style-name="Preformatted_20_Text"><text:s text:c="2"/>216 <text:s/>cd /home/recruit/Desktop/my1project ; env PYTHONIOENCODING=UTF-8 PYTHONUNBUFFERED=1 /home/recruit/anaconda3/bin/python /home/recruit/.vscode/extensions/ms-python.python-2019.11.50794/pythonFiles/ptvsd_launcher.py --default --client --host localhost --port 42845 /home/recruit/Desktop/my1project/list.py </text:p>
      <text:p text:style-name="Preformatted_20_Text"><text:s text:c="2"/>217 <text:s/>cd /home/recruit/Desktop/my1project ; env PYTHONIOENCODING=UTF-8 PYTHONUNBUFFERED=1 /home/recruit/anaconda3/bin/python /home/recruit/.vscode/extensions/ms-python.python-2019.11.50794/pythonFiles/ptvsd_launcher.py --default --client --host localhost --port 40999 /home/recruit/Desktop/my1project/list.py </text:p>
      <text:p text:style-name="Preformatted_20_Text"><text:s text:c="2"/>218 <text:s/>sudo apt install vim</text:p>
      <text:p text:style-name="Preformatted_20_Text"><text:s text:c="2"/>219 <text:s/>cd\</text:p>
      <text:p text:style-name="Preformatted_20_Text"><text:s text:c="2"/>220 <text:s/>ls</text:p>
      <text:p text:style-name="Preformatted_20_Text"><text:s text:c="2"/>221 <text:s/>cd pictures</text:p>
      <text:p text:style-name="Preformatted_20_Text"><text:s text:c="2"/>222 <text:s/>cd Pictures</text:p>
      <text:p text:style-name="Preformatted_20_Text"><text:s text:c="2"/>223 <text:s/>ls</text:p>
      <text:p text:style-name="Preformatted_20_Text"><text:s text:c="2"/>224 <text:s/>cp Task1.png Task1Copy.png</text:p>
      <text:p text:style-name="Preformatted_20_Text"><text:s text:c="2"/>225 <text:s/>ls</text:p>
      <text:p text:style-name="Preformatted_20_Text"><text:s text:c="2"/>226 <text:s/>cd tmp</text:p>
      <text:p text:style-name="Preformatted_20_Text"><text:s text:c="2"/>227 <text:s/>cdcd tmp</text:p>
      <text:p text:style-name="Preformatted_20_Text"><text:s text:c="2"/>228 <text:s/>cd ..</text:p>
      <text:p text:style-name="Preformatted_20_Text"><text:s text:c="2"/>229 <text:s/>ls</text:p>
      <text:p text:style-name="Preformatted_20_Text"><text:soft-page-break/><text:s text:c="2"/>230 <text:s/>cd workspace</text:p>
      <text:p text:style-name="Preformatted_20_Text"><text:s text:c="2"/>231 <text:s/>ls</text:p>
      <text:p text:style-name="Preformatted_20_Text"><text:s text:c="2"/>232 <text:s/>mkdir Task3</text:p>
      <text:p text:style-name="Preformatted_20_Text"><text:s text:c="2"/>233 <text:s/>ls</text:p>
      <text:p text:style-name="Preformatted_20_Text"><text:s text:c="2"/>234 <text:s/>cd Task3</text:p>
      <text:p text:style-name="Preformatted_20_Text"><text:s text:c="2"/>235 <text:s/>touch umuzi.md &amp;&amp; recruits.md &amp;&amp; cohort.md</text:p>
      <text:p text:style-name="Preformatted_20_Text"><text:s text:c="2"/>236 <text:s/>ls</text:p>
      <text:p text:style-name="Preformatted_20_Text"><text:s text:c="2"/>237 <text:s/>unlink umuzi.md</text:p>
      <text:p text:style-name="Preformatted_20_Text"><text:s text:c="2"/>238 <text:s/>ls</text:p>
      <text:p text:style-name="Preformatted_20_Text"><text:s text:c="2"/>239 <text:s/>touch umuzi.md recruits.md cohort.md</text:p>
      <text:p text:style-name="Preformatted_20_Text"><text:s text:c="2"/>240 <text:s/>ls</text:p>
      <text:p text:style-name="Preformatted_20_Text"><text:s text:c="2"/>241 <text:s/>vim cohort.md</text:p>
      <text:p text:style-name="Preformatted_20_Text"><text:s text:c="2"/>242 <text:s/>apt install vim</text:p>
      <text:p text:style-name="Preformatted_20_Text"><text:s text:c="2"/>243 <text:s/>cdapt install vim</text:p>
      <text:p text:style-name="Preformatted_20_Text"><text:s text:c="2"/>244 <text:s/>cd ..</text:p>
      <text:p text:style-name="Preformatted_20_Text"><text:s text:c="2"/>245 <text:s/>apt install vim</text:p>
      <text:p text:style-name="Preformatted_20_Text"><text:s text:c="2"/>246 <text:s/>ls</text:p>
      <text:p text:style-name="Preformatted_20_Text"><text:s text:c="2"/>247 <text:s/>cd workspace</text:p>
      <text:p text:style-name="Preformatted_20_Text"><text:s text:c="2"/>248 <text:s/>ls</text:p>
      <text:p text:style-name="Preformatted_20_Text"><text:s text:c="2"/>249 <text:s/>cd task3</text:p>
      <text:p text:style-name="Preformatted_20_Text"><text:s text:c="2"/>250 <text:s/>ls</text:p>
      <text:p text:style-name="Preformatted_20_Text"><text:s text:c="2"/>251 <text:s/>cd Task3</text:p>
      <text:p text:style-name="Preformatted_20_Text"><text:s text:c="2"/>252 <text:s/>l</text:p>
      <text:p text:style-name="Preformatted_20_Text"><text:s text:c="2"/>253 <text:s/>ls</text:p>
      <text:p text:style-name="Preformatted_20_Text"><text:s text:c="2"/>254 <text:s/>cat cohort.md recruits.md umuzi.md</text:p>
      <text:p text:style-name="Preformatted_20_Text"><text:s text:c="2"/>255 <text:s/>cat cohort.md</text:p>
      <text:p text:style-name="Preformatted_20_Text"><text:s text:c="2"/>256 <text:s/>vim cohort.md</text:p>
      <text:p text:style-name="Preformatted_20_Text"><text:s text:c="2"/>257 <text:s/>sudo vim cohort.md</text:p>
      <text:p text:style-name="Preformatted_20_Text"><text:s text:c="2"/>258 <text:s/>sudo apt install vim</text:p>
      <text:p text:style-name="Preformatted_20_Text"><text:s text:c="2"/>259 <text:s/>vim cohort.md</text:p>
      <text:p text:style-name="Preformatted_20_Text"><text:s text:c="2"/>260 <text:s/>ls</text:p>
      <text:p text:style-name="Preformatted_20_Text"><text:s text:c="2"/>261 <text:s/>pwd</text:p>
      <text:p text:style-name="Preformatted_20_Text"><text:s text:c="2"/>262 <text:s/>ls</text:p>
      <text:p text:style-name="Preformatted_20_Text"><text:s text:c="2"/>263 <text:s/>pwd</text:p>
      <text:p text:style-name="Preformatted_20_Text"><text:s text:c="2"/>264 <text:s/>mkdir workspace</text:p>
      <text:p text:style-name="Preformatted_20_Text"><text:s text:c="2"/>265 <text:s/>ls</text:p>
      <text:p text:style-name="Preformatted_20_Text"><text:s text:c="2"/>266 <text:s/>cd workspace</text:p>
      <text:p text:style-name="Preformatted_20_Text"><text:s text:c="2"/>267 <text:s/>ls</text:p>
      <text:p text:style-name="Preformatted_20_Text"><text:s text:c="2"/>268 <text:s/>touch README.md</text:p>
      <text:p text:style-name="Preformatted_20_Text"><text:s text:c="2"/>269 <text:s/>ls</text:p>
      <text:p text:style-name="Preformatted_20_Text"><text:s text:c="2"/>270 <text:s/>cp README.md CHANGELOG.md</text:p>
      <text:p text:style-name="Preformatted_20_Text"><text:s text:c="2"/>271 <text:s/>ls</text:p>
      <text:p text:style-name="Preformatted_20_Text"><text:s text:c="2"/>272 <text:s/>cd task3</text:p>
      <text:p text:style-name="Preformatted_20_Text"><text:s text:c="2"/>273 <text:s/>cd Task3</text:p>
      <text:p text:style-name="Preformatted_20_Text"><text:s text:c="2"/>274 <text:s/>ls</text:p>
      <text:p text:style-name="Preformatted_20_Text"><text:s text:c="2"/>275 <text:s/>cat cohort.md</text:p>
      <text:p text:style-name="Preformatted_20_Text"><text:s text:c="2"/>276 <text:s/>cat recruits.md</text:p>
      <text:p text:style-name="Preformatted_20_Text"><text:s text:c="2"/>277 <text:s/>cat umuzi.md</text:p>
      <text:p text:style-name="Preformatted_20_Text"><text:s text:c="2"/>278 <text:s/>l</text:p>
      <text:p text:style-name="Preformatted_20_Text"><text:s text:c="2"/>279 <text:s/>ls</text:p>
      <text:p text:style-name="Preformatted_20_Text"><text:s text:c="2"/>280 <text:s/>vim cohort.md</text:p>
      <text:p text:style-name="Preformatted_20_Text"><text:s text:c="2"/>281 <text:s/>cat cohort.md</text:p>
      <text:p text:style-name="Preformatted_20_Text"><text:s text:c="2"/>282 <text:s/>ls</text:p>
      <text:p text:style-name="Preformatted_20_Text"><text:s text:c="2"/>283 <text:s/>cat cohort.md recruits.md umuzi.md</text:p>
      <text:p text:style-name="Preformatted_20_Text"><text:s text:c="2"/>284 <text:s/>cat umuzi.md</text:p>
      <text:p text:style-name="Preformatted_20_Text"><text:s text:c="2"/>285 <text:s/>cat cohort.md recruits.md umuzi.md</text:p>
      <text:p text:style-name="Preformatted_20_Text"><text:s text:c="2"/>286 <text:s/>cat cohort.md recruits.md umuzi.md &gt; summary.md</text:p>
      <text:p text:style-name="Preformatted_20_Text"><text:s text:c="2"/>287 <text:s/>cat summary.md</text:p>
      <text:p text:style-name="Preformatted_20_Text"><text:s text:c="2"/>288 <text:s/>cat cohort.md recruits.md umuzi.md &gt; summary.md</text:p>
      <text:p text:style-name="Preformatted_20_Text"><text:s text:c="2"/>289 <text:s/>cat summary.md</text:p>
      <text:p text:style-name="Preformatted_20_Text"><text:s text:c="2"/>290 <text:s/>cat "The end" &gt;&gt; summary.md</text:p>
      <text:p text:style-name="Preformatted_20_Text"><text:s text:c="2"/>291 <text:s/>cat &gt;&gt; summary.md</text:p>
      <text:p text:style-name="Preformatted_20_Text"><text:s text:c="2"/>292 <text:s/>cat summary.md</text:p>
      <text:p text:style-name="Preformatted_20_Text"><text:s text:c="2"/>293 <text:s/>vim summary.md </text:p>
      <text:p text:style-name="Preformatted_20_Text"><text:soft-page-break/><text:s text:c="2"/>294 <text:s/>cat summary.md</text:p>
      <text:p text:style-name="Preformatted_20_Text"><text:s text:c="2"/>295 <text:s/>cat &gt;&gt; summary.md</text:p>
      <text:p text:style-name="Preformatted_20_Text"><text:s text:c="2"/>296 <text:s/>cat summary.md</text:p>
      <text:p text:style-name="Preformatted_20_Text"><text:s text:c="2"/>297 <text:s/>vim summary.md </text:p>
      <text:p text:style-name="Preformatted_20_Text"><text:s text:c="2"/>298 <text:s/>cat &gt;&gt; summary.md</text:p>
      <text:p text:style-name="Preformatted_20_Text"><text:s text:c="2"/>299 <text:s/>cat summary.md</text:p>
      <text:p text:style-name="Preformatted_20_Text"><text:s text:c="2"/>300 <text:s/>echo "the end2"&gt;&gt; summary.md </text:p>
      <text:p text:style-name="Preformatted_20_Text"><text:s text:c="2"/>301 <text:s/>cat summary.md</text:p>
      <text:p text:style-name="Preformatted_20_Text"><text:s text:c="2"/>302 <text:s/>vim summary.md </text:p>
      <text:p text:style-name="Preformatted_20_Text"><text:s text:c="2"/>303 <text:s/>cat &gt;&gt; summary.md</text:p>
      <text:p text:style-name="Preformatted_20_Text"><text:s text:c="2"/>304 <text:s/>cat summary.md</text:p>
      <text:p text:style-name="Preformatted_20_Text"><text:s text:c="2"/>305 <text:s/>vim summary.md</text:p>
      <text:p text:style-name="Preformatted_20_Text"><text:s text:c="2"/>306 <text:s/>cat summary.md</text:p>
      <text:p text:style-name="Preformatted_20_Text"><text:s text:c="2"/>307 <text:s/>cat &gt;&gt; summary.md</text:p>
      <text:p text:style-name="Preformatted_20_Text"><text:s text:c="2"/>308 <text:s/>cat summary.md</text:p>
      <text:p text:style-name="Preformatted_20_Text"><text:s text:c="2"/>309 <text:s/>ls</text:p>
      <text:p text:style-name="Preformatted_20_Text"><text:s text:c="2"/>310 <text:s/>find cohort</text:p>
      <text:p text:style-name="Preformatted_20_Text"><text:s text:c="2"/>311 <text:s/>find cohort.md</text:p>
      <text:p text:style-name="Preformatted_20_Text"><text:s text:c="2"/>312 <text:s/>find -exec file <text:s/>| grep ASCII</text:p>
      <text:p text:style-name="Preformatted_20_Text"><text:s text:c="2"/>313 <text:s/>find -exec file {} \; | grep cohort</text:p>
      <text:p text:style-name="Preformatted_20_Text"><text:s text:c="2"/>314 <text:s/>find <text:s/>| grep cohort</text:p>
      <text:p text:style-name="Preformatted_20_Text"><text:s text:c="2"/>315 <text:s/>find grep cohort</text:p>
      <text:p text:style-name="Preformatted_20_Text"><text:s text:c="2"/>316 <text:s/>find | grep cohort</text:p>
      <text:p text:style-name="Preformatted_20_Text"><text:s text:c="2"/>317 <text:s/>cd ..</text:p>
      <text:p text:style-name="Preformatted_20_Text"><text:s text:c="2"/>318 <text:s/>cd workspace</text:p>
      <text:p text:style-name="Preformatted_20_Text"><text:s text:c="2"/>319 <text:s/>ls</text:p>
      <text:p text:style-name="Preformatted_20_Text"><text:s text:c="2"/>320 <text:s/>mkdir Task4</text:p>
      <text:p text:style-name="Preformatted_20_Text"><text:s text:c="2"/>321 <text:s/>ls</text:p>
      <text:p text:style-name="Preformatted_20_Text"><text:s text:c="2"/>322 <text:s/>cd Task4</text:p>
      <text:p text:style-name="Preformatted_20_Text"><text:s text:c="2"/>323 <text:s/>find | grep umuzi</text:p>
      <text:p text:style-name="Preformatted_20_Text"><text:s text:c="2"/>324 <text:s/>ls</text:p>
      <text:p text:style-name="Preformatted_20_Text"><text:s text:c="2"/>325 <text:s/>cd ..</text:p>
      <text:p text:style-name="Preformatted_20_Text"><text:s text:c="2"/>326 <text:s/>ls</text:p>
      <text:p text:style-name="Preformatted_20_Text"><text:s text:c="2"/>327 <text:s/>cd Task3</text:p>
      <text:p text:style-name="Preformatted_20_Text"><text:s text:c="2"/>328 <text:s/>ls</text:p>
      <text:p text:style-name="Preformatted_20_Text"><text:s text:c="2"/>329 <text:s/>find | grep umuzi</text:p>
      <text:p text:style-name="Preformatted_20_Text"><text:s text:c="2"/>330 <text:s/>find | grep umuzi &gt; search_result.md</text:p>
      <text:p text:style-name="Preformatted_20_Text"><text:s text:c="2"/>331 <text:s/>ls</text:p>
      <text:p text:style-name="Preformatted_20_Text"><text:s text:c="2"/>332 <text:s/>cat search_result.md</text:p>
      <text:p text:style-name="Preformatted_20_Text"><text:s text:c="2"/>333 <text:s/>cd ..</text:p>
      <text:p text:style-name="Preformatted_20_Text"><text:s text:c="2"/>334 <text:s/>cd Task4</text:p>
      <text:p text:style-name="Preformatted_20_Text"><text:s text:c="2"/>335 <text:s/>find | grep umuzi</text:p>
      <text:p text:style-name="Preformatted_20_Text"><text:s text:c="2"/>336 <text:s/>find | grep umuzi &gt; search_result.md</text:p>
      <text:p text:style-name="Preformatted_20_Text"><text:s text:c="2"/>337 <text:s/>ls</text:p>
      <text:p text:style-name="Preformatted_20_Text"><text:s text:c="2"/>338 <text:s/>cd ..</text:p>
      <text:p text:style-name="Preformatted_20_Text"><text:s text:c="2"/>339 <text:s/>ls</text:p>
      <text:p text:style-name="Preformatted_20_Text"><text:s text:c="2"/>340 <text:s/>cd Task3</text:p>
      <text:p text:style-name="Preformatted_20_Text"><text:s text:c="2"/>341 <text:s/>find | grep umuzi</text:p>
      <text:p text:style-name="Preformatted_20_Text"><text:s text:c="2"/>342 <text:s/>find | grep umuzi &gt; search_result.md</text:p>
      <text:p text:style-name="Preformatted_20_Text"><text:s text:c="2"/>343 <text:s/>cat search_result.md</text:p>
      <text:p text:style-name="Preformatted_20_Text"><text:s text:c="2"/>344 <text:s/>cd ..</text:p>
      <text:p text:style-name="Preformatted_20_Text"><text:s text:c="2"/>345 <text:s/>ls</text:p>
      <text:p text:style-name="Preformatted_20_Text"><text:s text:c="2"/>346 <text:s/>cd Documents</text:p>
      <text:p text:style-name="Preformatted_20_Text"><text:s text:c="2"/>347 <text:s/>touch pad.md</text:p>
      <text:p text:style-name="Preformatted_20_Text"><text:s text:c="2"/>348 <text:s/>cd ..</text:p>
      <text:p text:style-name="Preformatted_20_Text"><text:s text:c="2"/>349 <text:s/>cd Desktop</text:p>
      <text:p text:style-name="Preformatted_20_Text"><text:s text:c="2"/>350 <text:s/>cp /home/recruit/Documents/pad.md pad_copy.md</text:p>
      <text:p text:style-name="Preformatted_20_Text"><text:s text:c="2"/>351 <text:s/>ls</text:p>
      <text:p text:style-name="Preformatted_20_Text"><text:s text:c="2"/>352 <text:s/>locate updatedb</text:p>
      <text:p text:style-name="Preformatted_20_Text"><text:s text:c="2"/>353 <text:s/>cd ~</text:p>
      <text:p text:style-name="Preformatted_20_Text"><text:s text:c="2"/>354 <text:s/>ls</text:p>
      <text:p text:style-name="Preformatted_20_Text"><text:s text:c="2"/>355 <text:s/>locate pad_copy.md</text:p>
      <text:p text:style-name="Preformatted_20_Text"><text:s text:c="2"/>356 <text:s/>locate updatedb</text:p>
      <text:p text:style-name="Preformatted_20_Text"><text:s text:c="2"/>357 <text:s/>locate pad_copy.md</text:p>
      <text:p text:style-name="Preformatted_20_Text"><text:soft-page-break/><text:s text:c="2"/>358 <text:s/>cd Desktop</text:p>
      <text:p text:style-name="Preformatted_20_Text"><text:s text:c="2"/>359 <text:s/>ls</text:p>
      <text:p text:style-name="Preformatted_20_Text"><text:s text:c="2"/>360 <text:s/>locate pad_copy.md</text:p>
      <text:p text:style-name="Preformatted_20_Text"><text:s text:c="2"/>361 <text:s/>cd ..</text:p>
      <text:p text:style-name="Preformatted_20_Text"><text:s text:c="2"/>362 <text:s/>cd Desktop</text:p>
      <text:p text:style-name="Preformatted_20_Text"><text:s text:c="2"/>363 <text:s/>locate updatedb</text:p>
      <text:p text:style-name="Preformatted_20_Text"><text:s text:c="2"/>364 <text:s/>cd ~</text:p>
      <text:p text:style-name="Preformatted_20_Text"><text:s text:c="2"/>365 <text:s/>locate pad_copy.md</text:p>
      <text:p text:style-name="Preformatted_20_Text"><text:s text:c="2"/>366 <text:s/>ls</text:p>
      <text:p text:style-name="Preformatted_20_Text"><text:s text:c="2"/>367 <text:s/>find ./recruit -name *.pdf</text:p>
      <text:p text:style-name="Preformatted_20_Text"><text:s text:c="2"/>368 <text:s/>find -name *.pdf</text:p>
      <text:p text:style-name="Preformatted_20_Text"><text:s text:c="2"/>369 <text:s/>ls</text:p>
      <text:p text:style-name="Preformatted_20_Text"><text:s text:c="2"/>370 <text:s/>Find -name *.pdf</text:p>
      <text:p text:style-name="Preformatted_20_Text"><text:s text:c="2"/>371 <text:s/>ls</text:p>
      <text:p text:style-name="Preformatted_20_Text"><text:s text:c="2"/>372 <text:s/>Find -name *.pdf</text:p>
      <text:p text:style-name="Preformatted_20_Text"><text:s text:c="2"/>373 <text:s/>find -name *.pdf</text:p>
      <text:p text:style-name="Preformatted_20_Text"><text:s text:c="2"/>374 <text:s/>ls</text:p>
      <text:p text:style-name="Preformatted_20_Text"><text:s text:c="2"/>375 <text:s/>find -name *.pdf</text:p>
      <text:p text:style-name="Preformatted_20_Text"><text:s text:c="2"/>376 <text:s/>find *.pdf ~/Workspace/Task 6</text:p>
      <text:p text:style-name="Preformatted_20_Text"><text:s text:c="2"/>377 <text:s/>find *.pdf "~/Workspace/Task 6"</text:p>
      <text:p text:style-name="Preformatted_20_Text"><text:s text:c="2"/>378 <text:s/>ls</text:p>
      <text:p text:style-name="Preformatted_20_Text"><text:s text:c="2"/>379 <text:s/>find *.pdf "~/workspace/Task 6"</text:p>
      <text:p text:style-name="Preformatted_20_Text"><text:s text:c="2"/>380 <text:s/>cd workspace</text:p>
      <text:p text:style-name="Preformatted_20_Text"><text:s text:c="2"/>381 <text:s/>ls</text:p>
      <text:p text:style-name="Preformatted_20_Text"><text:s text:c="2"/>382 <text:s/>cd cd ..</text:p>
      <text:p text:style-name="Preformatted_20_Text"><text:s text:c="2"/>383 <text:s/>cd ..</text:p>
      <text:p text:style-name="Preformatted_20_Text"><text:s text:c="2"/>384 <text:s/>ls</text:p>
      <text:p text:style-name="Preformatted_20_Text"><text:s text:c="2"/>385 <text:s/>cd workspace</text:p>
      <text:p text:style-name="Preformatted_20_Text"><text:s text:c="2"/>386 <text:s/>ls</text:p>
      <text:p text:style-name="Preformatted_20_Text"><text:s text:c="2"/>387 <text:s/>cd Task ^</text:p>
      <text:p text:style-name="Preformatted_20_Text"><text:s text:c="2"/>388 <text:s/>cd Task 6</text:p>
      <text:p text:style-name="Preformatted_20_Text"><text:s text:c="2"/>389 <text:s/>cd "Task 6"</text:p>
      <text:p text:style-name="Preformatted_20_Text"><text:s text:c="2"/>390 <text:s/>cd ..</text:p>
      <text:p text:style-name="Preformatted_20_Text"><text:s text:c="2"/>391 <text:s/>l</text:p>
      <text:p text:style-name="Preformatted_20_Text"><text:s text:c="2"/>392 <text:s/>cd workspace</text:p>
      <text:p text:style-name="Preformatted_20_Text"><text:s text:c="2"/>393 <text:s/>ls</text:p>
      <text:p text:style-name="Preformatted_20_Text"><text:s text:c="2"/>394 <text:s/>cd "Task 6"</text:p>
      <text:p text:style-name="Preformatted_20_Text"><text:s text:c="2"/>395 <text:s/>find -name *.pdf</text:p>
      <text:p text:style-name="Preformatted_20_Text"><text:s text:c="2"/>396 <text:s/>find ./recruit -name *.pdf</text:p>
      <text:p text:style-name="Preformatted_20_Text"><text:s text:c="2"/>397 <text:s/>find ~ -name *.pdf</text:p>
      <text:p text:style-name="Preformatted_20_Text"><text:s text:c="2"/>398 <text:s/>cd ..</text:p>
      <text:p text:style-name="Preformatted_20_Text"><text:s text:c="2"/>399 <text:s/>ls</text:p>
      <text:p text:style-name="Preformatted_20_Text"><text:s text:c="2"/>400 <text:s/>find ~ -name *.pdf &gt; "~/workspace/Task 6"</text:p>
      <text:p text:style-name="Preformatted_20_Text"><text:s text:c="2"/>401 <text:s/>find ~ -name *.pdf &gt;&gt; "~/workspace/Task 6"</text:p>
      <text:p text:style-name="Preformatted_20_Text"><text:s text:c="2"/>402 <text:s/>cd workspace</text:p>
      <text:p text:style-name="Preformatted_20_Text"><text:s text:c="2"/>403 <text:s/>cd "Task 6"</text:p>
      <text:p text:style-name="Preformatted_20_Text"><text:s text:c="2"/>404 <text:s/>ls</text:p>
      <text:p text:style-name="Preformatted_20_Text"><text:s text:c="2"/>405 <text:s/>find ~ -name *.pdf &gt; pdfresults.txt</text:p>
      <text:p text:style-name="Preformatted_20_Text"><text:s text:c="2"/>406 <text:s/>cat pdfresults.txt</text:p>
      <text:p text:style-name="Preformatted_20_Text"><text:s text:c="2"/>407 <text:s/>find /home/recruit -mtime -0.5 -ls</text:p>
      <text:p text:style-name="Preformatted_20_Text"><text:s text:c="2"/>408 <text:s/>cd ~</text:p>
      <text:p text:style-name="Preformatted_20_Text"><text:s text:c="2"/>409 <text:s/>ls</text:p>
      <text:p text:style-name="Preformatted_20_Text"><text:s text:c="2"/>410 <text:s/>find /home/recruit -mtime -0.5 -ls</text:p>
      <text:p text:style-name="Preformatted_20_Text"><text:s text:c="2"/>411 <text:s/>pwd</text:p>
      <text:p text:style-name="Preformatted_20_Text"><text:s text:c="2"/>412 <text:s/>cd ..</text:p>
      <text:p text:style-name="Preformatted_20_Text"><text:s text:c="2"/>413 <text:s/>cd ~/tmp</text:p>
      <text:p text:style-name="Preformatted_20_Text"><text:s text:c="2"/>414 <text:s/>cd ~/home/tmp</text:p>
      <text:p text:style-name="Preformatted_20_Text"><text:s text:c="2"/>415 <text:s/>cd ~/home/recruit/tmp</text:p>
      <text:p text:style-name="Preformatted_20_Text"><text:s text:c="2"/>416 <text:s/>cd /home/recruit/tmp</text:p>
      <text:p text:style-name="Preformatted_20_Text"><text:s text:c="2"/>417 <text:s/>cd ../home/recruit/tmp</text:p>
      <text:p text:style-name="Preformatted_20_Text"><text:s text:c="2"/>418 <text:s/>cd ../tmp</text:p>
      <text:p text:style-name="Preformatted_20_Text"><text:s text:c="2"/>419 <text:s/>nano my_bio.md</text:p>
      <text:p text:style-name="Preformatted_20_Text"><text:s text:c="2"/>420 <text:s/>ls</text:p>
      <text:p text:style-name="Preformatted_20_Text"><text:s text:c="2"/>421 <text:s/>cd workspace</text:p>
      <text:p text:style-name="Preformatted_20_Text"><text:soft-page-break/><text:s text:c="2"/>422 <text:s/>ls</text:p>
      <text:p text:style-name="Preformatted_20_Text"><text:s text:c="2"/>423 <text:s/>mkdir my_files</text:p>
      <text:p text:style-name="Preformatted_20_Text"><text:s text:c="2"/>424 <text:s/>ls</text:p>
      <text:p text:style-name="Preformatted_20_Text"><text:s text:c="2"/>425 <text:s/>cd my_files</text:p>
      <text:p text:style-name="Preformatted_20_Text"><text:s text:c="2"/>426 <text:s/>cd ..</text:p>
      <text:p text:style-name="Preformatted_20_Text"><text:s text:c="2"/>427 <text:s/>ls</text:p>
      <text:p text:style-name="Preformatted_20_Text"><text:s text:c="2"/>428 <text:s/>cp my_bio.md ~/workspace/my_files</text:p>
      <text:p text:style-name="Preformatted_20_Text"><text:s text:c="2"/>429 <text:s/>cd workspace</text:p>
      <text:p text:style-name="Preformatted_20_Text"><text:s text:c="2"/>430 <text:s/>cd my_files</text:p>
      <text:p text:style-name="Preformatted_20_Text"><text:s text:c="2"/>431 <text:s/>ls</text:p>
      <text:p text:style-name="Preformatted_20_Text"><text:s text:c="2"/>432 <text:s/>cd ..</text:p>
      <text:p text:style-name="Preformatted_20_Text"><text:s text:c="2"/>433 <text:s/>touch exercise.md</text:p>
      <text:p text:style-name="Preformatted_20_Text"><text:s text:c="2"/>434 <text:s/>ls</text:p>
      <text:p text:style-name="Preformatted_20_Text"><text:s text:c="2"/>435 <text:s/>mv exercise.md /tmp </text:p>
      <text:p text:style-name="Preformatted_20_Text"><text:s text:c="2"/>436 <text:s/>mv exercise.md ~/tmp </text:p>
      <text:p text:style-name="Preformatted_20_Text"><text:s text:c="2"/>437 <text:s/>rm exercise.md /home</text:p>
      <text:p text:style-name="Preformatted_20_Text"><text:s text:c="2"/>438 <text:s/>ls -lah /tmp</text:p>
      <text:p text:style-name="Preformatted_20_Text"><text:s text:c="2"/>439 <text:s/>unlink exercise.md -lah /tmp</text:p>
      <text:p text:style-name="Preformatted_20_Text"><text:s text:c="2"/>440 <text:s/>unlink exercise.md <text:s/>/tmp</text:p>
      <text:p text:style-name="Preformatted_20_Text"><text:s text:c="2"/>441 <text:s/>unlink exercise.md /tmp</text:p>
      <text:p text:style-name="Preformatted_20_Text"><text:s text:c="2"/>442 <text:s/>rm exercise.md /tmp</text:p>
      <text:p text:style-name="Preformatted_20_Text"><text:s text:c="2"/>443 <text:s/>cd /tmp</text:p>
      <text:p text:style-name="Preformatted_20_Text"><text:s text:c="2"/>444 <text:s/>ls</text:p>
      <text:p text:style-name="Preformatted_20_Text"><text:s text:c="2"/>445 <text:s/>unlink exercise.md</text:p>
      <text:p text:style-name="Preformatted_20_Text"><text:s text:c="2"/>446 <text:s/>ls</text:p>
      <text:p text:style-name="Preformatted_20_Text"><text:s text:c="2"/>447 <text:s/>cd ..</text:p>
      <text:p text:style-name="Preformatted_20_Text"><text:s text:c="2"/>448 <text:s/>ls</text:p>
      <text:p text:style-name="Preformatted_20_Text"><text:s text:c="2"/>449 <text:s/>cd</text:p>
      <text:p text:style-name="Preformatted_20_Text"><text:s text:c="2"/>450 <text:s/>ls</text:p>
      <text:p text:style-name="Preformatted_20_Text"><text:s text:c="2"/>451 <text:s/>touch exercise.md</text:p>
      <text:p text:style-name="Preformatted_20_Text"><text:s text:c="2"/>452 <text:s/>ls</text:p>
      <text:p text:style-name="Preformatted_20_Text"><text:s text:c="2"/>453 <text:s/>mv exercise.md /tmp</text:p>
      <text:p text:style-name="Preformatted_20_Text"><text:s text:c="2"/>454 <text:s/>ls</text:p>
      <text:p text:style-name="Preformatted_20_Text"><text:s text:c="2"/>455 <text:s/>cd /tmp</text:p>
      <text:p text:style-name="Preformatted_20_Text"><text:s text:c="2"/>456 <text:s/>ls</text:p>
      <text:p text:style-name="Preformatted_20_Text"><text:s text:c="2"/>457 <text:s/>rm exercise.md ../tmp</text:p>
      <text:p text:style-name="Preformatted_20_Text"><text:s text:c="2"/>458 <text:s/>cd..</text:p>
      <text:p text:style-name="Preformatted_20_Text"><text:s text:c="2"/>459 <text:s/>cd ..</text:p>
      <text:p text:style-name="Preformatted_20_Text"><text:s text:c="2"/>460 <text:s/>cd</text:p>
      <text:p text:style-name="Preformatted_20_Text"><text:s text:c="2"/>461 <text:s/>rm exercise.md ../tmp</text:p>
      <text:p text:style-name="Preformatted_20_Text"><text:s text:c="2"/>462 <text:s/>cd /tmp</text:p>
      <text:p text:style-name="Preformatted_20_Text"><text:s text:c="2"/>463 <text:s/>ls</text:p>
      <text:p text:style-name="Preformatted_20_Text"><text:s text:c="2"/>464 <text:s/>cd</text:p>
      <text:p text:style-name="Preformatted_20_Text"><text:s text:c="2"/>465 <text:s/>ls</text:p>
      <text:p text:style-name="Preformatted_20_Text"><text:s text:c="2"/>466 <text:s/>touch exercise.md</text:p>
      <text:p text:style-name="Preformatted_20_Text"><text:s text:c="2"/>467 <text:s/>ls</text:p>
      <text:p text:style-name="Preformatted_20_Text"><text:s text:c="2"/>468 <text:s/>mv exercise.md /tmp</text:p>
      <text:p text:style-name="Preformatted_20_Text"><text:s text:c="2"/>469 <text:s/>cd /tmp</text:p>
      <text:p text:style-name="Preformatted_20_Text"><text:s text:c="2"/>470 <text:s/>ls</text:p>
      <text:p text:style-name="Preformatted_20_Text"><text:s text:c="2"/>471 <text:s/>cd</text:p>
      <text:p text:style-name="Preformatted_20_Text"><text:s text:c="2"/>472 <text:s/>rm exercise.md ../tmp</text:p>
      <text:p text:style-name="Preformatted_20_Text"><text:s text:c="2"/>473 <text:s/>ls</text:p>
      <text:p text:style-name="Preformatted_20_Text"><text:s text:c="2"/>474 <text:s/>touch exercise.md</text:p>
      <text:p text:style-name="Preformatted_20_Text"><text:s text:c="2"/>475 <text:s/>mv exercise.md /tmp</text:p>
      <text:p text:style-name="Preformatted_20_Text"><text:s text:c="2"/>476 <text:s/>cd /tmp</text:p>
      <text:p text:style-name="Preformatted_20_Text"><text:s text:c="2"/>477 <text:s/>ls</text:p>
      <text:p text:style-name="Preformatted_20_Text"><text:s text:c="2"/>478 <text:s/>rm exercise.md</text:p>
      <text:p text:style-name="Preformatted_20_Text"><text:s text:c="2"/>479 <text:s/>ls</text:p>
      <text:p text:style-name="Preformatted_20_Text"><text:s text:c="2"/>480 <text:s/>cd</text:p>
      <text:p text:style-name="Preformatted_20_Text"><text:s text:c="2"/>481 <text:s/>sudo apt install git</text:p>
      <text:p text:style-name="Preformatted_20_Text"><text:s text:c="2"/>482 <text:s/>git clone https://github.com/khwathisi/Beginner-Linux-Challenges.git</text:p>
      <text:p text:style-name="Preformatted_20_Text"><text:s text:c="2"/>483 <text:s/>cd Beginner-Linux-Challenges/</text:p>
      <text:p text:style-name="Preformatted_20_Text"><text:s text:c="2"/>484 <text:s/>ls</text:p>
      <text:p text:style-name="Preformatted_20_Text"><text:s text:c="2"/>485 <text:s/>git add *</text:p>
      <text:p text:style-name="Preformatted_20_Text"><text:soft-page-break/><text:s text:c="2"/>486 <text:s/>git status</text:p>
      <text:p text:style-name="Preformatted_20_Text"><text:s text:c="2"/>487 <text:s/>git commit -m "Linux Challenges"</text:p>
      <text:p text:style-name="Preformatted_20_Text"><text:s text:c="2"/>488 <text:s/>git config --global user.email "godfrey.khwathisi@umuzi.org"</text:p>
      <text:p text:style-name="Preformatted_20_Text"><text:s text:c="2"/>489 <text:s/>git config --global user.name "Khwathisi"</text:p>
      <text:p text:style-name="Preformatted_20_Text"><text:s text:c="2"/>490 <text:s/>git commit -m "Linux Challenges"</text:p>
      <text:p text:style-name="Preformatted_20_Text"><text:s text:c="2"/>491 <text:s/>git push</text:p>
      <text:p text:style-name="Preformatted_20_Text"><text:s text:c="2"/>492 <text:s/>sudo snap install intellij-idea-community --classic</text:p>
      <text:p text:style-name="Preformatted_20_Text"><text:s text:c="2"/>493 <text:s/>conda deactivate</text:p>
      <text:p text:style-name="Preformatted_20_Text"><text:s text:c="2"/>494 <text:s/>sudo nano /etc/crontab </text:p>
      <text:p text:style-name="Preformatted_20_Text"><text:s text:c="2"/>495 <text:s/>shutdown now</text:p>
      <text:p text:style-name="Preformatted_20_Text"><text:s text:c="2"/>496 <text:s/>ls</text:p>
      <text:p text:style-name="Preformatted_20_Text"><text:s text:c="2"/>497 <text:s/>cd workspace</text:p>
      <text:p text:style-name="Preformatted_20_Text"><text:s text:c="2"/>498 <text:s/>ls</text:p>
      <text:p text:style-name="Preformatted_20_Text"><text:s text:c="2"/>499 <text:s/>cd "Git Basic Exercises"</text:p>
      <text:p text:style-name="Preformatted_20_Text"><text:s text:c="2"/>500 <text:s/>mkdir git-basic-exercises</text:p>
      <text:p text:style-name="Preformatted_20_Text"><text:s text:c="2"/>501 <text:s/>cd git-basic-exercises</text:p>
      <text:p text:style-name="Preformatted_20_Text"><text:s text:c="2"/>502 <text:s/>ls -a</text:p>
      <text:p text:style-name="Preformatted_20_Text"><text:s text:c="2"/>503 <text:s/>git init</text:p>
      <text:p text:style-name="Preformatted_20_Text"><text:s text:c="2"/>504 <text:s/>ls -a</text:p>
      <text:p text:style-name="Preformatted_20_Text"><text:s text:c="2"/>505 <text:s/>git status</text:p>
      <text:p text:style-name="Preformatted_20_Text"><text:s text:c="2"/>506 <text:s/>touch README.md</text:p>
      <text:p text:style-name="Preformatted_20_Text"><text:s text:c="2"/>507 <text:s/>ls -a</text:p>
      <text:p text:style-name="Preformatted_20_Text"><text:s text:c="2"/>508 <text:s/>git status</text:p>
      <text:p text:style-name="Preformatted_20_Text"><text:s text:c="2"/>509 <text:s/>git log</text:p>
      <text:p text:style-name="Preformatted_20_Text"><text:s text:c="2"/>510 <text:s/>git add</text:p>
      <text:p text:style-name="Preformatted_20_Text"><text:s text:c="2"/>511 <text:s/>git add README.md</text:p>
      <text:p text:style-name="Preformatted_20_Text"><text:s text:c="2"/>512 <text:s/>git status</text:p>
      <text:p text:style-name="Preformatted_20_Text"><text:s text:c="2"/>513 <text:s/>git reset README.md</text:p>
      <text:p text:style-name="Preformatted_20_Text"><text:s text:c="2"/>514 <text:s/>git status</text:p>
      <text:p text:style-name="Preformatted_20_Text"><text:s text:c="2"/>515 <text:s/>git add README.md</text:p>
      <text:p text:style-name="Preformatted_20_Text"><text:s text:c="2"/>516 <text:s/>git status</text:p>
      <text:p text:style-name="Preformatted_20_Text"><text:s text:c="2"/>517 <text:s/>git commit -m "initial commit"</text:p>
      <text:p text:style-name="Preformatted_20_Text"><text:s text:c="2"/>518 <text:s/>git log</text:p>
      <text:p text:style-name="Preformatted_20_Text"><text:s text:c="2"/>519 <text:s/>ls</text:p>
      <text:p text:style-name="Preformatted_20_Text"><text:s text:c="2"/>520 <text:s/>nano README.md</text:p>
      <text:p text:style-name="Preformatted_20_Text"><text:s text:c="2"/>521 <text:s/>cat README.md</text:p>
      <text:p text:style-name="Preformatted_20_Text"><text:s text:c="2"/>522 <text:s/>git status</text:p>
      <text:p text:style-name="Preformatted_20_Text"><text:s text:c="2"/>523 <text:s/>git commit -m "Second commit"</text:p>
      <text:p text:style-name="Preformatted_20_Text"><text:s text:c="2"/>524* git add </text:p>
      <text:p text:style-name="Preformatted_20_Text"><text:s text:c="2"/>525 <text:s/>git add README.md</text:p>
      <text:p text:style-name="Preformatted_20_Text"><text:s text:c="2"/>526 <text:s/>git status</text:p>
      <text:p text:style-name="Preformatted_20_Text"><text:s text:c="2"/>527 <text:s/>cat README.md</text:p>
      <text:p text:style-name="Preformatted_20_Text"><text:s text:c="2"/>528 <text:s/>cat &gt; README.md</text:p>
      <text:p text:style-name="Preformatted_20_Text"><text:s text:c="2"/>529 <text:s/>cat README.md</text:p>
      <text:p text:style-name="Preformatted_20_Text"><text:s text:c="2"/>530 <text:s/>git add README.md</text:p>
      <text:p text:style-name="Preformatted_20_Text"><text:s text:c="2"/>531 <text:s/>git commit -m "Thid commit"</text:p>
      <text:p text:style-name="Preformatted_20_Text"><text:s text:c="2"/>532 <text:s/>git status</text:p>
      <text:p text:style-name="Preformatted_20_Text"><text:s text:c="2"/>533 <text:s/>git log</text:p>
      <text:p text:style-name="Preformatted_20_Text"><text:s text:c="2"/>534 <text:s/>q</text:p>
      <text:p text:style-name="Preformatted_20_Text"><text:s text:c="2"/>535 <text:s/>git checkout 55fb74ca30471255c52c3ca57dc38a0bae7742c1</text:p>
      <text:p text:style-name="Preformatted_20_Text"><text:s text:c="2"/>536 <text:s/>cat README.md</text:p>
      <text:p text:style-name="Preformatted_20_Text"><text:s text:c="2"/>537 <text:s/>git checkout master</text:p>
      <text:p text:style-name="Preformatted_20_Text"><text:s text:c="2"/>538 <text:s/>cat README.md</text:p>
      <text:p text:style-name="Preformatted_20_Text"><text:s text:c="2"/>539 <text:s/>git branch</text:p>
      <text:p text:style-name="Preformatted_20_Text"><text:s text:c="2"/>540 <text:s/>git branch milkshake-flavours</text:p>
      <text:p text:style-name="Preformatted_20_Text"><text:s text:c="2"/>541 <text:s/>git branch</text:p>
      <text:p text:style-name="Preformatted_20_Text"><text:s text:c="2"/>542 <text:s/>git branch *</text:p>
      <text:p text:style-name="Preformatted_20_Text"><text:s text:c="2"/>543 <text:s/>git branch</text:p>
      <text:p text:style-name="Preformatted_20_Text"><text:s text:c="2"/>544 <text:s/>git branch milkshake-flavours</text:p>
      <text:p text:style-name="Preformatted_20_Text"><text:s text:c="2"/>545 <text:s/>git branch * milkshake-flavours</text:p>
      <text:p text:style-name="Preformatted_20_Text"><text:s text:c="2"/>546 <text:s/>git checkout milkshake-flavours</text:p>
      <text:p text:style-name="Preformatted_20_Text"><text:s text:c="2"/>547 <text:s/>git branch</text:p>
      <text:p text:style-name="Preformatted_20_Text"><text:s text:c="2"/>548 <text:s/>nano milkshakes.md</text:p>
      <text:p text:style-name="Preformatted_20_Text"><text:s text:c="2"/>549 <text:s/>cat milkshakes.md</text:p>
      <text:p text:style-name="Preformatted_20_Text"><text:soft-page-break/><text:s text:c="2"/>550 <text:s/>git status</text:p>
      <text:p text:style-name="Preformatted_20_Text"><text:s text:c="2"/>551 <text:s/>git add milkshakes.md</text:p>
      <text:p text:style-name="Preformatted_20_Text"><text:s text:c="2"/>552 <text:s/>git commit milkshakes.md</text:p>
      <text:p text:style-name="Preformatted_20_Text"><text:s text:c="2"/>553 <text:s/>git log</text:p>
      <text:p text:style-name="Preformatted_20_Text"><text:s text:c="2"/>554 <text:s/>git checkout master</text:p>
      <text:p text:style-name="Preformatted_20_Text"><text:s text:c="2"/>555 <text:s/>git status</text:p>
      <text:p text:style-name="Preformatted_20_Text"><text:s text:c="2"/>556 <text:s/>git checkout history</text:p>
      <text:p text:style-name="Preformatted_20_Text"><text:s text:c="2"/>557 <text:s/>git log</text:p>
      <text:p text:style-name="Preformatted_20_Text"><text:s text:c="2"/>558 <text:s/>history</text:p>
      <text:p text:style-name="Preformatted_20_Text">(base) <text:span text:style-name="T1">recruit@recruit-ThinkCentre-M73</text:span>:~/workspace/Git <text:span text:style-name="T2">Basic Exercises/git-basic-exercises</text:span>$ history &gt; history.txt</text:p>
      <text:p text:style-name="Preformatted_20_Text">(base) <text:span text:style-name="T1">recruit@recruit-ThinkCentre-M73</text:span>:~/workspace/Git <text:span text:style-name="T2">Basic Exercises/git-basic-exercises</text:span>$ git commit history.txt </text:p>
      <text:p text:style-name="Preformatted_20_Text">error: pathspec &amp;apos;history.txt&amp;apos; did not match any file(s) known to git.</text:p>
      <text:p text:style-name="Preformatted_20_Text">(base) <text:span text:style-name="T1">recruit@recruit-ThinkCentre-M73</text:span>:~/workspace/Git <text:span text:style-name="T2">Basic Exercises/git-basic-exercises</text:span>$ git add history.txt </text:p>
      <text:p text:style-name="Preformatted_20_Text">(base) <text:span text:style-name="T1">recruit@recruit-ThinkCentre-M73</text:span>:~/workspace/Git <text:span text:style-name="T2">Basic Exercises/git-basic-exercises</text:span>$ git commit history.txt </text:p>
      <text:p text:style-name="Preformatted_20_Text">[history 317fcb8] added history</text:p>
      <text:p text:style-name="Preformatted_20_Text"><text:s/>1 file changed, 559 insertions(+)</text:p>
      <text:p text:style-name="Preformatted_20_Text"><text:s/>create mode 100644 history.txt</text:p>
      <text:p text:style-name="Preformatted_20_Text">(base) <text:span text:style-name="T1">recruit@recruit-ThinkCentre-M73</text:span>:~/workspace/Git <text:span text:style-name="T2">Basic Exercises/git-basic-exercises</text:span>$ git checkout milkshake-flavours</text:p>
      <text:p text:style-name="Preformatted_20_Text">Switched to branch &amp;apos;milkshake-flavours&amp;apos;</text:p>
      <text:p text:style-name="Preformatted_20_Text">(base) <text:span text:style-name="T1">recruit@recruit-ThinkCentre-M73</text:span>:~/workspace/Git <text:span text:style-name="T2">Basic Exercises/git-basic-exercises</text:span>$ git log</text:p>
      <text:p text:style-name="Preformatted_20_Text"><text:span text:style-name="T5">commit f0551b06ba79cdc41b43b97244ccacc8037304fe (</text:span><text:span text:style-name="T6">HEAD -&gt; </text:span><text:span text:style-name="T1">milkshake-flavours</text:span><text:span text:style-name="T5">)</text:span></text:p>
      <text:p text:style-name="Preformatted_20_Text">Author: Khwathisi &lt;godfrey.khwathisi@umuzi.org&gt;</text:p>
      <text:p text:style-name="Preformatted_20_Text">Date: <text:s text:c="2"/>Mon Jan 20 10:52:04 2020 +0200</text:p>
      <text:p text:style-name="Preformatted_20_Text"/>
      <text:p text:style-name="Preformatted_20_Text"><text:s text:c="4"/>added initial flavours</text:p>
      <text:p text:style-name="Preformatted_20_Text"/>
      <text:p text:style-name="Preformatted_20_Text"><text:span text:style-name="T5">commit 905a709399c03c204ce979a6711e1e045bf9af86 (</text:span><text:span text:style-name="T1">master</text:span><text:span text:style-name="T5">, </text:span><text:span text:style-name="T1">README.md</text:span><text:span text:style-name="T5">)</text:span></text:p>
      <text:p text:style-name="Preformatted_20_Text">Author: Khwathisi &lt;godfrey.khwathisi@umuzi.org&gt;</text:p>
      <text:p text:style-name="Preformatted_20_Text">Date: <text:s text:c="2"/>Mon Jan 20 10:30:46 2020 +0200</text:p>
      <text:p text:style-name="Preformatted_20_Text"/>
      <text:p text:style-name="Preformatted_20_Text"><text:s text:c="4"/>Thid commit</text:p>
      <text:p text:style-name="Preformatted_20_Text"/>
      <text:p text:style-name="P2">commit 55fb74ca30471255c52c3ca57dc38a0bae7742c1</text:p>
      <text:p text:style-name="Preformatted_20_Text">Author: Khwathisi &lt;godfrey.khwathisi@umuzi.org&gt;</text:p>
      <text:p text:style-name="Preformatted_20_Text">Date: <text:s text:c="2"/>Mon Jan 20 10:17:30 2020 +0200</text:p>
      <text:p text:style-name="Preformatted_20_Text"/>
      <text:p text:style-name="Preformatted_20_Text"><text:s text:c="4"/>initial commit</text:p>
      <text:p text:style-name="Preformatted_20_Text">(base) <text:span text:style-name="T1">recruit@recruit-ThinkCentre-M73</text:span>:<text:span text:style-name="T2">~/workspace/Git Basic Exercises/git-basic-exercises</text:span>$ ls</text:p>
      <text:p text:style-name="Preformatted_20_Text">milkshakes.md <text:s/>README.md</text:p>
      <text:p text:style-name="Preformatted_20_Text">(base) <text:span text:style-name="T1">recruit@recruit-ThinkCentre-M73</text:span>:~/workspace/Git <text:span text:style-name="T2">Basic Exercises/git-basic-exercises</text:span>$ nano README.md</text:p>
      <text:p text:style-name="Preformatted_20_Text">(base) <text:span text:style-name="T1">recruit@recruit-ThinkCentre-M73</text:span>:~/workspace/Git <text:span text:style-name="T2">Basic Exercises/git-basic-exercises</text:span>$ cat README.md</text:p>
      <text:p text:style-name="Preformatted_20_Text">you&amp;apos;ll need them, with the request to add random changes to the file</text:p>
      <text:p text:style-name="Preformatted_20_Text">(base) <text:span text:style-name="T1">recruit@recruit-ThinkCentre-M73</text:span>:~/workspace/Git <text:span text:style-name="T2">Basic Exercises/git-basic-exercises</text:span>$ git checkout histroy</text:p>
      <text:p text:style-name="Preformatted_20_Text">error: pathspec &amp;apos;histroy&amp;apos; did not match any file(s) known to git.</text:p>
      <text:p text:style-name="Preformatted_20_Text">(base) <text:span text:style-name="T1">recruit@recruit-ThinkCentre-M73</text:span>:~/workspace/Git <text:span text:style-name="T2">Basic Exercises/git-basic-exercises</text:span>$ git checkout history</text:p>
      <text:p text:style-name="Preformatted_20_Text">M <text:s text:c="6"/>README.md</text:p>
      <text:p text:style-name="Preformatted_20_Text">Switched to branch &amp;apos;history&amp;apos;</text:p>
      <text:p text:style-name="Preformatted_20_Text">(base) <text:span text:style-name="T1">recruit@recruit-ThinkCentre-M73</text:span>:~/workspace/Git <text:span text:style-name="T2">Basic Exercises/git-basic-exercises</text:span>$ git log</text:p>
      <text:p text:style-name="Preformatted_20_Text"><text:span text:style-name="T5">commit 317fcb8cbe0027be6289d7a26f0658b2bbc0b3cb (</text:span><text:span text:style-name="T6">HEAD -&gt; </text:span><text:span text:style-name="T1">history</text:span><text:span text:style-name="T5">)</text:span></text:p>
      <text:p text:style-name="Preformatted_20_Text">Author: Khwathisi &lt;godfrey.khwathisi@umuzi.org&gt;</text:p>
      <text:p text:style-name="Preformatted_20_Text">Date: <text:s text:c="2"/>Mon Jan 20 10:59:34 2020 +0200</text:p>
      <text:p text:style-name="Preformatted_20_Text"/>
      <text:p text:style-name="Preformatted_20_Text"><text:soft-page-break/><text:s text:c="4"/>added history</text:p>
      <text:p text:style-name="Preformatted_20_Text"/>
      <text:p text:style-name="Preformatted_20_Text"><text:span text:style-name="T5">commit 905a709399c03c204ce979a6711e1e045bf9af86 (</text:span><text:span text:style-name="T1">master</text:span><text:span text:style-name="T5">, </text:span><text:span text:style-name="T1">README.md</text:span><text:span text:style-name="T5">)</text:span></text:p>
      <text:p text:style-name="Preformatted_20_Text">Author: Khwathisi &lt;godfrey.khwathisi@umuzi.org&gt;</text:p>
      <text:p text:style-name="Preformatted_20_Text">Date: <text:s text:c="2"/>Mon Jan 20 10:30:46 2020 +0200</text:p>
      <text:p text:style-name="Preformatted_20_Text"/>
      <text:p text:style-name="Preformatted_20_Text"><text:s text:c="4"/>Thid commit</text:p>
      <text:p text:style-name="Preformatted_20_Text"/>
      <text:p text:style-name="P2">commit 55fb74ca30471255c52c3ca57dc38a0bae7742c1</text:p>
      <text:p text:style-name="Preformatted_20_Text">Author: Khwathisi &lt;godfrey.khwathisi@umuzi.org&gt;</text:p>
      <text:p text:style-name="Preformatted_20_Text">Date: <text:s text:c="2"/>Mon Jan 20 10:17:30 2020 +0200</text:p>
      <text:p text:style-name="Preformatted_20_Text"/>
      <text:p text:style-name="Preformatted_20_Text"><text:s text:c="4"/>initial commit</text:p>
      <text:p text:style-name="Preformatted_20_Text">(base) <text:span text:style-name="T1">recruit@recruit-ThinkCentre-M73</text:span>:~/workspace/Git <text:span text:style-name="T2">Basic Exercises/git-basic-exercises</text:span>$ cat README.md</text:p>
      <text:p text:style-name="Preformatted_20_Text">you&amp;apos;ll need them, with the request to add random changes to the file</text:p>
      <text:p text:style-name="Preformatted_20_Text">(base) <text:span text:style-name="T1">recruit@recruit-ThinkCentre-M73</text:span>:~/workspace/Git <text:span text:style-name="T2">Basic Exercises/git-basic-exercises</text:span>$ rm README.md echo "I don&amp;apos;t like booya" &gt; README.md</text:p>
      <text:p text:style-name="Preformatted_20_Text">rm: cannot remove &amp;apos;echo&amp;apos;: No such file or directory</text:p>
      <text:p text:style-name="Preformatted_20_Text">rm: cannot remove "I don&amp;apos;t like booya": No such file or directory</text:p>
      <text:p text:style-name="Preformatted_20_Text">(base) <text:span text:style-name="T1">recruit@recruit-ThinkCentre-M73</text:span>:<text:span text:style-name="T2">~/workspace/Git Basic Exercises/git-basic-exercises</text:span>$ ls</text:p>
      <text:p text:style-name="Preformatted_20_Text">history.txt</text:p>
      <text:p text:style-name="Preformatted_20_Text">(base) <text:span text:style-name="T1">recruit@recruit-ThinkCentre-M73</text:span>:~/workspace/Git <text:span text:style-name="T2">Basic Exercises/git-basic-exercises</text:span>$ touch README.md</text:p>
      <text:p text:style-name="Preformatted_20_Text">(base) <text:span text:style-name="T1">recruit@recruit-ThinkCentre-M73</text:span>:~/workspace/Git <text:span text:style-name="T2">Basic Exercises/git-basic-exercises</text:span>$ rm README.md echo "I don&amp;apos;t like booya" &gt; README.md</text:p>
      <text:p text:style-name="Preformatted_20_Text">rm: cannot remove &amp;apos;echo&amp;apos;: No such file or directory</text:p>
      <text:p text:style-name="Preformatted_20_Text">rm: cannot remove "I don&amp;apos;t like booya": No such file or directory</text:p>
      <text:p text:style-name="Preformatted_20_Text">(base) <text:span text:style-name="T1">recruit@recruit-ThinkCentre-M73</text:span>:<text:span text:style-name="T2">~/workspace/Git Basic Exercises/git-basic-exercises</text:span>$ ls</text:p>
      <text:p text:style-name="Preformatted_20_Text">history.txt</text:p>
      <text:p text:style-name="Preformatted_20_Text">(base) <text:span text:style-name="T1">recruit@recruit-ThinkCentre-M73</text:span>:~/workspace/Git <text:span text:style-name="T2">Basic Exercises/git-basic-exercises</text:span>$ touch README.md</text:p>
      <text:p text:style-name="Preformatted_20_Text">(base) <text:span text:style-name="T1">recruit@recruit-ThinkCentre-M73</text:span>:<text:span text:style-name="T2">~/workspace/Git Basic Exercises/git-basic-exercises</text:span>$ ls</text:p>
      <text:p text:style-name="Preformatted_20_Text">history.txt <text:s/>README.md</text:p>
      <text:p text:style-name="Preformatted_20_Text">(base) <text:span text:style-name="T1">recruit@recruit-ThinkCentre-M73</text:span>:<text:span text:style-name="T2">~/workspace/Git Basic Exercises/git-basic-exercises</text:span>$ cat &gt; README.md</text:p>
      <text:p text:style-name="Preformatted_20_Text">I hate booya</text:p>
      <text:p text:style-name="Preformatted_20_Text">(base) <text:span text:style-name="T1">recruit@recruit-ThinkCentre-M73</text:span>:<text:span text:style-name="T2">~/workspace/Git Basic Exercises/git-basic-exercises</text:span>$ git add README.md</text:p>
      <text:p text:style-name="Preformatted_20_Text">(base) <text:span text:style-name="T1">recruit@recruit-ThinkCentre-M73</text:span>:<text:span text:style-name="T2">~/workspace/Git Basic Exercises/git-basic-exercises</text:span>$ git status</text:p>
      <text:p text:style-name="Preformatted_20_Text">On branch history</text:p>
      <text:p text:style-name="Preformatted_20_Text">Changes to be committed:</text:p>
      <text:p text:style-name="Preformatted_20_Text"><text:s text:c="2"/>(use "git reset HEAD &lt;file&gt;..." to unstage)</text:p>
      <text:p text:style-name="Preformatted_20_Text"/>
      <text:p text:style-name="Preformatted_20_Text"><text:s text:c="8"/><text:span text:style-name="T4">modified: <text:s text:c="2"/>README.md</text:span></text:p>
      <text:p text:style-name="Preformatted_20_Text"/>
      <text:p text:style-name="Preformatted_20_Text">(base) <text:span text:style-name="T1">recruit@recruit-ThinkCentre-M73</text:span>:<text:span text:style-name="T2">~/workspace/Git Basic Exercises/git-basic-exercises</text:span>$ git commit *</text:p>
      <text:p text:style-name="Preformatted_20_Text">[history ccd28da] rewrote readme</text:p>
      <text:p text:style-name="Preformatted_20_Text"><text:s/>1 file changed, 1 insertion(+), 1 deletion(-)</text:p>
      <text:p text:style-name="Preformatted_20_Text">(base) <text:span text:style-name="T1">recruit@recruit-ThinkCentre-M73</text:span>:<text:span text:style-name="T2">~/workspace/Git Basic Exercises/git-basic-exercises</text:span>$ git checkout matser</text:p>
      <text:p text:style-name="Preformatted_20_Text">error: pathspec &amp;apos;matser&amp;apos; did not match any file(s) known to git.</text:p>
      <text:p text:style-name="Preformatted_20_Text">(base) <text:span text:style-name="T1">recruit@recruit-ThinkCentre-M73</text:span>:<text:span text:style-name="T2">~/workspace/Git Basic Exercises/git-basic-exercises</text:span>$ git checkout master</text:p>
      <text:p text:style-name="Preformatted_20_Text">Switched to branch &amp;apos;master&amp;apos;</text:p>
      <text:p text:style-name="Preformatted_20_Text">(base) <text:span text:style-name="T1">recruit@recruit-ThinkCentre-M73</text:span>:<text:span text:style-name="T2">~/workspace/Git Basic Exercises/git-basic-exercises</text:span>$ git log</text:p>
      <text:p text:style-name="Preformatted_20_Text"><text:span text:style-name="T5">commit 905a709399c03c204ce979a6711e1e045bf9af86 (</text:span><text:span text:style-name="T6">HEAD -&gt; </text:span><text:span text:style-name="T1">master</text:span><text:span text:style-name="T5">, </text:span><text:span text:style-name="T1">README.md</text:span><text:span text:style-name="T5">)</text:span></text:p>
      <text:p text:style-name="Preformatted_20_Text">Author: Khwathisi &lt;godfrey.khwathisi@umuzi.org&gt;</text:p>
      <text:p text:style-name="Preformatted_20_Text"><text:soft-page-break/>Date: <text:s text:c="2"/>Mon Jan 20 10:30:46 2020 +0200</text:p>
      <text:p text:style-name="Preformatted_20_Text"/>
      <text:p text:style-name="Preformatted_20_Text"><text:s text:c="4"/>Thid commit</text:p>
      <text:p text:style-name="Preformatted_20_Text"/>
      <text:p text:style-name="P2">commit 55fb74ca30471255c52c3ca57dc38a0bae7742c1</text:p>
      <text:p text:style-name="Preformatted_20_Text">Author: Khwathisi &lt;godfrey.khwathisi@umuzi.org&gt;</text:p>
      <text:p text:style-name="Preformatted_20_Text">Date: <text:s text:c="2"/>Mon Jan 20 10:17:30 2020 +0200</text:p>
      <text:p text:style-name="Preformatted_20_Text"/>
      <text:p text:style-name="Preformatted_20_Text"><text:s text:c="4"/>initial commit</text:p>
      <text:p text:style-name="P3">(base) <text:span text:style-name="T1">recruit@recruit-ThinkCentre-M73</text:span>:<text:span text:style-name="T2">~/workspace/Git Basic Exercises/git-basic-exercises</text:span>$ ZA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0:31:43.187806513</meta:creation-date>
    <dc:date>2020-01-20T11:09:14.331786617</dc:date>
    <meta:editing-duration>PT37M3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2" meta:paragraph-count="712" meta:word-count="4681" meta:character-count="61064" meta:non-whitespace-character-count="55513"/>
  </office:meta>
</office:document-meta>
</file>